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language="ru" fo:country="RU" officeooo:rsid="00163dd2" officeooo:paragraph-rsid="00163dd2"/>
    </style:style>
    <style:style style:name="P2" style:family="paragraph" style:parent-style-name="Standard">
      <style:text-properties fo:language="ru" fo:country="RU" fo:font-weight="bold" officeooo:rsid="0014bf1f" officeooo:paragraph-rsid="0014bf1f" style:font-weight-asian="bold" style:font-weight-complex="bold"/>
    </style:style>
    <style:style style:name="P3" style:family="paragraph" style:parent-style-name="Standard">
      <style:text-properties fo:language="ru" fo:country="RU" fo:font-weight="bold" officeooo:rsid="0035465f" officeooo:paragraph-rsid="0035465f" style:font-weight-asian="bold" style:font-weight-complex="bold"/>
    </style:style>
    <style:style style:name="P4" style:family="paragraph" style:parent-style-name="Standard">
      <style:text-properties fo:language="ru" fo:country="RU" fo:font-weight="bold" officeooo:rsid="004fe0e9" officeooo:paragraph-rsid="004fe0e9" style:font-weight-asian="bold" style:font-weight-complex="bold"/>
    </style:style>
    <style:style style:name="P5" style:family="paragraph" style:parent-style-name="Standard">
      <style:text-properties fo:language="ru" fo:country="RU" officeooo:rsid="00194cc3" officeooo:paragraph-rsid="00194cc3"/>
    </style:style>
    <style:style style:name="P6" style:family="paragraph" style:parent-style-name="Standard">
      <style:text-properties fo:language="ru" fo:country="RU" officeooo:rsid="001de17a" officeooo:paragraph-rsid="001de17a"/>
    </style:style>
    <style:style style:name="P7" style:family="paragraph" style:parent-style-name="Standard">
      <style:text-properties fo:language="ru" fo:country="RU" officeooo:rsid="002b1d38" officeooo:paragraph-rsid="003194b5"/>
    </style:style>
    <style:style style:name="P8" style:family="paragraph" style:parent-style-name="Standard">
      <style:text-properties fo:language="ru" fo:country="RU" officeooo:rsid="00347f61" officeooo:paragraph-rsid="00347f61"/>
    </style:style>
    <style:style style:name="P9" style:family="paragraph" style:parent-style-name="Standard">
      <style:text-properties fo:language="ru" fo:country="RU" fo:font-weight="normal" officeooo:rsid="00381bd2" officeooo:paragraph-rsid="0039549d" style:font-weight-asian="normal" style:font-weight-complex="normal"/>
    </style:style>
    <style:style style:name="P10" style:family="paragraph" style:parent-style-name="Standard">
      <style:text-properties fo:language="ru" fo:country="RU" fo:font-weight="normal" officeooo:rsid="003abca1" officeooo:paragraph-rsid="003abca1" style:font-weight-asian="normal" style:font-weight-complex="normal"/>
    </style:style>
    <style:style style:name="P11" style:family="paragraph" style:parent-style-name="Standard">
      <style:text-properties fo:language="ru" fo:country="RU" fo:font-weight="normal" officeooo:rsid="003bec41" officeooo:paragraph-rsid="003bec41" style:font-weight-asian="normal" style:font-weight-complex="normal"/>
    </style:style>
    <style:style style:name="P12" style:family="paragraph" style:parent-style-name="Standard">
      <style:text-properties fo:language="ru" fo:country="RU" fo:font-weight="normal" officeooo:rsid="003d2501" officeooo:paragraph-rsid="003e62e1" style:font-weight-asian="normal" style:font-weight-complex="normal"/>
    </style:style>
    <style:style style:name="P13" style:family="paragraph" style:parent-style-name="Standard">
      <style:text-properties fo:language="ru" fo:country="RU" fo:font-weight="normal" officeooo:rsid="0042f896" officeooo:paragraph-rsid="0045cfd2" style:font-weight-asian="normal" style:font-weight-complex="normal"/>
    </style:style>
    <style:style style:name="P14" style:family="paragraph" style:parent-style-name="Standard">
      <style:text-properties fo:language="ru" fo:country="RU" fo:font-weight="normal" officeooo:rsid="0049ee96" officeooo:paragraph-rsid="0049ee96" style:font-weight-asian="normal" style:font-weight-complex="normal"/>
    </style:style>
    <style:style style:name="P15" style:family="paragraph" style:parent-style-name="Standard">
      <style:text-properties fo:language="ru" fo:country="RU" officeooo:rsid="00809bc9" officeooo:paragraph-rsid="00809bc9"/>
    </style:style>
    <style:style style:name="P16" style:family="paragraph" style:parent-style-name="Standard">
      <style:text-properties fo:language="en" fo:country="US" fo:font-weight="normal" officeooo:rsid="003abca1" officeooo:paragraph-rsid="003abca1" style:font-weight-asian="normal" style:font-weight-complex="normal"/>
    </style:style>
    <style:style style:name="P17" style:family="paragraph" style:parent-style-name="List_20_Paragraph">
      <style:paragraph-properties fo:margin-left="0cm" fo:margin-right="0cm" fo:text-indent="0cm" style:auto-text-indent="false"/>
      <style:text-properties fo:color="#000000" style:font-name="Liberation Serif" fo:language="ru" fo:country="RU" officeooo:rsid="008bc483" officeooo:paragraph-rsid="008bc483"/>
    </style:style>
    <style:style style:name="P18" style:family="paragraph" style:parent-style-name="List_20_Paragraph">
      <style:paragraph-properties fo:margin-left="0cm" fo:margin-right="0cm" fo:text-indent="0cm" style:auto-text-indent="false"/>
      <style:text-properties fo:color="#000000" style:font-name="Liberation Serif" fo:language="ru" fo:country="RU" officeooo:rsid="008c2610" officeooo:paragraph-rsid="009a4477"/>
    </style:style>
    <style:style style:name="P19" style:family="paragraph" style:parent-style-name="List_20_Paragraph">
      <style:paragraph-properties fo:margin-left="0cm" fo:margin-right="0cm" fo:text-indent="0cm" style:auto-text-indent="false"/>
      <style:text-properties fo:color="#000000" style:font-name="Liberation Serif" fo:language="ru" fo:country="RU" officeooo:rsid="009abff8" officeooo:paragraph-rsid="009abff8"/>
    </style:style>
    <style:style style:name="P20" style:family="paragraph" style:parent-style-name="List_20_Paragraph">
      <style:paragraph-properties fo:margin-left="0cm" fo:margin-right="0cm" fo:text-indent="0cm" style:auto-text-indent="false"/>
      <style:text-properties fo:color="#000000" style:font-name="Liberation Serif" fo:language="ru" fo:country="RU" officeooo:rsid="009bd87e" officeooo:paragraph-rsid="009bd87e"/>
    </style:style>
    <style:style style:name="P21" style:family="paragraph" style:parent-style-name="List_20_Paragraph">
      <style:paragraph-properties fo:margin-left="0cm" fo:margin-right="0cm" fo:text-indent="0cm" style:auto-text-indent="false"/>
      <style:text-properties fo:color="#000000" style:font-name="Liberation Serif" fo:language="ru" fo:country="RU" officeooo:rsid="009d5084" officeooo:paragraph-rsid="009d5084"/>
    </style:style>
    <style:style style:name="P22" style:family="paragraph" style:parent-style-name="Standard">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08872" officeooo:paragraph-rsid="00b08872"/>
    </style:style>
    <style:style style:name="P23" style:family="paragraph" style:parent-style-name="Standard">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1f1c9" officeooo:paragraph-rsid="00b1f1c9"/>
    </style:style>
    <style:style style:name="P24" style:family="paragraph" style:parent-style-name="Standard">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dcf374" officeooo:paragraph-rsid="00de4450"/>
    </style:style>
    <style:style style:name="P25" style:family="paragraph" style:parent-style-name="List_20_Paragraph" style:master-page-name="">
      <style:paragraph-properties fo:margin-left="0cm" fo:margin-right="0cm" fo:margin-top="0cm" fo:margin-bottom="0.353cm" loext:contextual-spacing="true" fo:text-indent="0cm" style:auto-text-indent="false" style:page-number="auto">
        <style:tab-stops>
          <style:tab-stop style:position="0.609cm"/>
          <style:tab-stop style:position="0.794cm"/>
        </style:tab-stops>
      </style:paragraph-properties>
      <style:text-properties fo:color="#000000" style:font-name="Liberation Serif" fo:language="ru" fo:country="RU" officeooo:rsid="00a5cb32" officeooo:paragraph-rsid="00a62dc9"/>
    </style:style>
    <style:style style:name="P26" style:family="paragraph" style:parent-style-name="List_20_Paragraph" style:master-page-name="">
      <style:paragraph-properties fo:margin-left="0cm" fo:margin-right="0cm" fo:margin-top="0cm" fo:margin-bottom="0.353cm" loext:contextual-spacing="true" fo:text-indent="0cm" style:auto-text-indent="false" style:page-number="auto">
        <style:tab-stops>
          <style:tab-stop style:position="0.609cm"/>
          <style:tab-stop style:position="0.794cm"/>
        </style:tab-stops>
      </style:paragraph-properties>
      <style:text-properties fo:color="#000000" style:font-name="Liberation Serif" fo:language="ru" fo:country="RU" officeooo:rsid="00b729eb" officeooo:paragraph-rsid="00b7cc25"/>
    </style:style>
    <style:style style:name="P27" style:family="paragraph" style:parent-style-name="List_20_Paragraph" style:master-page-name="">
      <style:paragraph-properties fo:margin-left="0cm" fo:margin-right="0cm" fo:margin-top="0cm" fo:margin-bottom="0.353cm" loext:contextual-spacing="true" fo:text-indent="0cm" style:auto-text-indent="false" style:page-number="auto">
        <style:tab-stops>
          <style:tab-stop style:position="0.609cm"/>
          <style:tab-stop style:position="0.794cm"/>
        </style:tab-stops>
      </style:paragraph-properties>
      <style:text-properties fo:color="#000000" style:font-name="Liberation Serif" fo:language="ru" fo:country="RU" officeooo:rsid="00b8ffef" officeooo:paragraph-rsid="00b8ffef"/>
    </style:style>
    <style:style style:name="P28"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a8711b" officeooo:paragraph-rsid="00a8711b"/>
    </style:style>
    <style:style style:name="P29"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a94f74" officeooo:paragraph-rsid="00add260"/>
    </style:style>
    <style:style style:name="P30"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729eb" officeooo:paragraph-rsid="00b7cc25"/>
    </style:style>
    <style:style style:name="P31"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8ffef" officeooo:paragraph-rsid="00b8ffef"/>
    </style:style>
    <style:style style:name="P32"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9fd5a" officeooo:paragraph-rsid="00b9fd5a"/>
    </style:style>
    <style:style style:name="P33"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a7291" officeooo:paragraph-rsid="00c07087"/>
    </style:style>
    <style:style style:name="P34"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c7a184" officeooo:paragraph-rsid="00d76e37"/>
    </style:style>
    <style:style style:name="P35"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c7a184" officeooo:paragraph-rsid="00dad5b0"/>
    </style:style>
    <style:style style:name="P36" style:family="paragraph" style:parent-style-name="List_20_Paragraph">
      <style:paragraph-properties>
        <style:tab-stops>
          <style:tab-stop style:position="0.609cm"/>
          <style:tab-stop style:position="0.794cm"/>
        </style:tab-stops>
      </style:paragraph-properties>
      <style:text-properties fo:color="#000000" style:font-name="Liberation Serif" fo:language="ru" fo:country="RU" officeooo:rsid="00a42032" officeooo:paragraph-rsid="00a42032"/>
    </style:style>
    <style:style style:name="P37" style:family="paragraph" style:parent-style-name="List_20_Paragraph">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1f1c9" officeooo:paragraph-rsid="00b561e2"/>
    </style:style>
    <style:style style:name="P38" style:family="paragraph" style:parent-style-name="List_20_Paragraph">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81c10" officeooo:paragraph-rsid="00b8e6ec"/>
    </style:style>
    <style:style style:name="P39" style:family="paragraph" style:parent-style-name="Standard" style:list-style-name="L1">
      <style:text-properties fo:language="ru" fo:country="RU" fo:font-weight="normal" officeooo:rsid="0053bd27" officeooo:paragraph-rsid="0053bd27" style:font-weight-asian="normal" style:font-weight-complex="normal"/>
    </style:style>
    <style:style style:name="P40" style:family="paragraph" style:parent-style-name="Standard">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fo:font-weight="normal" officeooo:rsid="00c7a184" officeooo:paragraph-rsid="0100a38a" style:font-weight-asian="normal" style:font-weight-complex="normal"/>
    </style:style>
    <style:style style:name="P41" style:family="paragraph" style:parent-style-name="Standard" style:master-page-name="">
      <style:paragraph-properties fo:margin-left="0cm" fo:margin-right="0cm" fo:margin-top="0cm" fo:margin-bottom="0.353cm" loext:contextual-spacing="true" fo:text-indent="0.7cm" style:auto-text-indent="false" style:page-number="auto">
        <style:tab-stops>
          <style:tab-stop style:position="0.609cm"/>
          <style:tab-stop style:position="0.794cm"/>
        </style:tab-stops>
      </style:paragraph-properties>
      <style:text-properties fo:color="#000000" style:font-name="Liberation Serif" fo:language="ru" fo:country="RU" fo:font-weight="normal" officeooo:rsid="01027020" officeooo:paragraph-rsid="01029f8d" style:font-weight-asian="normal" style:font-weight-complex="normal"/>
    </style:style>
    <style:style style:name="P42" style:family="paragraph" style:parent-style-name="Standard">
      <style:paragraph-properties fo:margin-left="0cm" fo:margin-right="0cm" fo:margin-top="0cm" fo:margin-bottom="0.353cm" loext:contextual-spacing="true" fo:text-indent="0.7cm" style:auto-text-indent="false">
        <style:tab-stops>
          <style:tab-stop style:position="0.609cm"/>
          <style:tab-stop style:position="0.794cm"/>
        </style:tab-stops>
      </style:paragraph-properties>
      <style:text-properties fo:color="#000000" style:font-name="Liberation Serif" fo:language="ru" fo:country="RU" fo:font-weight="normal" officeooo:rsid="01027020" officeooo:paragraph-rsid="01029f8d" style:font-weight-asian="normal" style:font-weight-complex="normal"/>
    </style:style>
    <style:style style:name="P43" style:family="paragraph" style:parent-style-name="Standard">
      <style:paragraph-properties fo:margin-left="0cm" fo:margin-right="0cm" fo:margin-top="0cm" fo:margin-bottom="0.353cm" loext:contextual-spacing="true" fo:text-indent="0.7cm" style:auto-text-indent="false">
        <style:tab-stops>
          <style:tab-stop style:position="0.609cm"/>
          <style:tab-stop style:position="0.794cm"/>
        </style:tab-stops>
      </style:paragraph-properties>
      <style:text-properties fo:color="#000000" style:font-name="Liberation Serif" fo:language="ru" fo:country="RU" fo:font-weight="normal" officeooo:rsid="01037654" officeooo:paragraph-rsid="010e82e4" style:font-weight-asian="normal" style:font-weight-complex="normal"/>
    </style:style>
    <style:style style:name="P44" style:family="paragraph" style:parent-style-name="Standard">
      <style:paragraph-properties fo:margin-left="0cm" fo:margin-right="0cm" fo:margin-top="0cm" fo:margin-bottom="0.353cm" loext:contextual-spacing="true" fo:text-indent="0.7cm" style:auto-text-indent="false">
        <style:tab-stops>
          <style:tab-stop style:position="0.609cm"/>
          <style:tab-stop style:position="0.794cm"/>
        </style:tab-stops>
      </style:paragraph-properties>
      <style:text-properties fo:color="#000000" style:font-name="Liberation Serif" fo:language="ru" fo:country="RU" fo:font-weight="normal" officeooo:rsid="010ef06c" officeooo:paragraph-rsid="0114c787" style:font-weight-asian="normal" style:font-weight-complex="normal"/>
    </style:style>
    <style:style style:name="P45" style:family="paragraph" style:parent-style-name="Standard">
      <style:paragraph-properties fo:margin-left="0cm" fo:margin-right="0cm" fo:margin-top="0cm" fo:margin-bottom="0.353cm" loext:contextual-spacing="true" fo:text-indent="0.7cm" style:auto-text-indent="false">
        <style:tab-stops>
          <style:tab-stop style:position="0.609cm"/>
          <style:tab-stop style:position="0.794cm"/>
        </style:tab-stops>
      </style:paragraph-properties>
      <style:text-properties fo:color="#000000" style:font-name="Liberation Serif" fo:language="ru" fo:country="RU" fo:font-weight="normal" officeooo:rsid="0114c787" officeooo:paragraph-rsid="011840a2" style:font-weight-asian="normal" style:font-weight-complex="normal"/>
    </style:style>
    <style:style style:name="P46" style:family="paragraph" style:parent-style-name="Standard">
      <style:paragraph-properties fo:margin-left="0cm" fo:margin-right="0cm" fo:margin-top="0cm" fo:margin-bottom="0.353cm" loext:contextual-spacing="true" fo:text-indent="0.7cm" style:auto-text-indent="false">
        <style:tab-stops>
          <style:tab-stop style:position="0.609cm"/>
          <style:tab-stop style:position="0.794cm"/>
        </style:tab-stops>
      </style:paragraph-properties>
      <style:text-properties fo:color="#000000" style:font-name="Liberation Serif" fo:language="ru" fo:country="RU" fo:font-weight="normal" officeooo:rsid="011a2320" officeooo:paragraph-rsid="011f7883" style:font-weight-asian="normal" style:font-weight-complex="normal"/>
    </style:style>
    <style:style style:name="P47" style:family="paragraph" style:parent-style-name="Standard">
      <style:paragraph-properties fo:margin-left="0cm" fo:margin-right="0cm" fo:margin-top="0cm" fo:margin-bottom="0.353cm" loext:contextual-spacing="true" fo:text-indent="0.7cm" style:auto-text-indent="false">
        <style:tab-stops>
          <style:tab-stop style:position="0.609cm"/>
          <style:tab-stop style:position="0.794cm"/>
        </style:tab-stops>
      </style:paragraph-properties>
      <style:text-properties fo:color="#000000" style:font-name="Liberation Serif" fo:language="ru" fo:country="RU" fo:font-weight="normal" officeooo:rsid="011f7883" officeooo:paragraph-rsid="01219b73" style:font-weight-asian="normal" style:font-weight-complex="normal"/>
    </style:style>
    <style:style style:name="P48" style:family="paragraph" style:parent-style-name="Heading_20_1" style:list-style-name="L1">
      <style:text-properties fo:color="#000000" style:font-name="Liberation Serif" officeooo:paragraph-rsid="007fddac"/>
    </style:style>
    <style:style style:name="P49" style:family="paragraph" style:parent-style-name="Heading_20_1">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a94f74" officeooo:paragraph-rsid="00b08872"/>
    </style:style>
    <style:style style:name="P50" style:family="paragraph" style:parent-style-name="Heading_20_1">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c7a184" officeooo:paragraph-rsid="00dbba7d"/>
    </style:style>
    <style:style style:name="P51" style:family="paragraph" style:parent-style-name="Heading_20_1">
      <style:paragraph-properties fo:margin-left="0cm" fo:margin-right="0cm" fo:margin-top="0cm" fo:margin-bottom="0.353cm" loext:contextual-spacing="true" fo:text-indent="0.7cm" style:auto-text-indent="false">
        <style:tab-stops>
          <style:tab-stop style:position="0.609cm"/>
          <style:tab-stop style:position="0.794cm"/>
        </style:tab-stops>
      </style:paragraph-properties>
      <style:text-properties fo:color="#000000" style:font-name="Liberation Serif" fo:language="ru" fo:country="RU" fo:font-weight="bold" officeooo:rsid="011f7883" officeooo:paragraph-rsid="01219b73" style:font-weight-asian="bold" style:font-weight-complex="bold"/>
    </style:style>
    <style:style style:name="P52" style:family="paragraph" style:parent-style-name="List_20_Paragraph" style:list-style-name="L1">
      <style:text-properties fo:language="ru" fo:country="RU" fo:font-weight="normal" officeooo:rsid="0053bd27" officeooo:paragraph-rsid="0054b930" style:font-weight-asian="normal" style:font-weight-complex="normal"/>
    </style:style>
    <style:style style:name="P53" style:family="paragraph" style:parent-style-name="List_20_Paragraph" style:list-style-name="L1">
      <style:text-properties fo:language="ru" fo:country="RU" fo:font-weight="normal" officeooo:rsid="0053bd27" officeooo:paragraph-rsid="00562df0" style:font-weight-asian="normal" style:font-weight-complex="normal"/>
    </style:style>
    <style:style style:name="P54" style:family="paragraph" style:parent-style-name="List_20_Paragraph" style:list-style-name="L1">
      <style:text-properties fo:language="ru" fo:country="RU" fo:font-weight="normal" officeooo:rsid="0053bd27" officeooo:paragraph-rsid="0057d869" style:font-weight-asian="normal" style:font-weight-complex="normal"/>
    </style:style>
    <style:style style:name="P55" style:family="paragraph" style:parent-style-name="List_20_Paragraph" style:list-style-name="L1">
      <style:text-properties fo:language="ru" fo:country="RU" fo:font-weight="normal" officeooo:rsid="0057d869" officeooo:paragraph-rsid="0057d869" style:font-weight-asian="normal" style:font-weight-complex="normal"/>
    </style:style>
    <style:style style:name="P56" style:family="paragraph" style:parent-style-name="List_20_Paragraph" style:list-style-name="L1">
      <style:text-properties fo:language="ru" fo:country="RU" fo:font-weight="normal" officeooo:rsid="0057d869" officeooo:paragraph-rsid="005ab003" style:font-weight-asian="normal" style:font-weight-complex="normal"/>
    </style:style>
    <style:style style:name="P57" style:family="paragraph" style:parent-style-name="List_20_Paragraph" style:list-style-name="L1">
      <style:text-properties fo:language="ru" fo:country="RU" fo:font-weight="normal" officeooo:rsid="005ab003" officeooo:paragraph-rsid="005b7c61" style:font-weight-asian="normal" style:font-weight-complex="normal"/>
    </style:style>
    <style:style style:name="P58" style:family="paragraph" style:parent-style-name="List_20_Paragraph" style:list-style-name="L1">
      <style:text-properties fo:language="ru" fo:country="RU" fo:font-weight="normal" officeooo:rsid="005b7c61" officeooo:paragraph-rsid="005b7c61" style:font-weight-asian="normal" style:font-weight-complex="normal"/>
    </style:style>
    <style:style style:name="P59" style:family="paragraph" style:parent-style-name="List_20_Paragraph" style:list-style-name="L1">
      <style:text-properties fo:language="ru" fo:country="RU" fo:font-weight="normal" officeooo:rsid="005b7c61" officeooo:paragraph-rsid="005d89e4" style:font-weight-asian="normal" style:font-weight-complex="normal"/>
    </style:style>
    <style:style style:name="P60" style:family="paragraph" style:parent-style-name="List_20_Paragraph" style:list-style-name="L1">
      <style:text-properties fo:language="ru" fo:country="RU" fo:font-weight="normal" officeooo:rsid="005b7c61" officeooo:paragraph-rsid="00627c57" style:font-weight-asian="normal" style:font-weight-complex="normal"/>
    </style:style>
    <style:style style:name="P61" style:family="paragraph" style:parent-style-name="List_20_Paragraph" style:list-style-name="L1">
      <style:text-properties fo:language="ru" fo:country="RU" fo:font-weight="normal" officeooo:rsid="005b7c61" officeooo:paragraph-rsid="006490ca" style:font-weight-asian="normal" style:font-weight-complex="normal"/>
    </style:style>
    <style:style style:name="P62" style:family="paragraph" style:parent-style-name="List_20_Paragraph" style:list-style-name="L1">
      <style:text-properties fo:language="ru" fo:country="RU" fo:font-weight="normal" officeooo:rsid="005b7c61" officeooo:paragraph-rsid="00659db4" style:font-weight-asian="normal" style:font-weight-complex="normal"/>
    </style:style>
    <style:style style:name="P63" style:family="paragraph" style:parent-style-name="List_20_Paragraph" style:list-style-name="L1">
      <style:text-properties fo:language="ru" fo:country="RU" fo:font-weight="normal" officeooo:rsid="005b7c61" officeooo:paragraph-rsid="00670639" style:font-weight-asian="normal" style:font-weight-complex="normal"/>
    </style:style>
    <style:style style:name="P64" style:family="paragraph" style:parent-style-name="List_20_Paragraph" style:list-style-name="L1">
      <style:text-properties fo:language="ru" fo:country="RU" fo:font-weight="normal" officeooo:rsid="005b7c61" officeooo:paragraph-rsid="00691ceb" style:font-weight-asian="normal" style:font-weight-complex="normal"/>
    </style:style>
    <style:style style:name="P65" style:family="paragraph" style:parent-style-name="List_20_Paragraph" style:list-style-name="L1">
      <style:text-properties fo:language="ru" fo:country="RU" fo:font-weight="normal" officeooo:rsid="005b7c61" officeooo:paragraph-rsid="006aefcc" style:font-weight-asian="normal" style:font-weight-complex="normal"/>
    </style:style>
    <style:style style:name="P66" style:family="paragraph" style:parent-style-name="List_20_Paragraph" style:list-style-name="L1">
      <style:text-properties fo:language="ru" fo:country="RU" fo:font-weight="normal" officeooo:rsid="006cb09d" officeooo:paragraph-rsid="006cb09d" style:font-weight-asian="normal" style:font-weight-complex="normal"/>
    </style:style>
    <style:style style:name="P67" style:family="paragraph" style:parent-style-name="List_20_Paragraph" style:list-style-name="L1">
      <style:text-properties fo:language="ru" fo:country="RU" fo:font-weight="normal" officeooo:rsid="006e7eba" officeooo:paragraph-rsid="006e7eba" style:font-weight-asian="normal" style:font-weight-complex="normal"/>
    </style:style>
    <style:style style:name="P68" style:family="paragraph" style:parent-style-name="List_20_Paragraph" style:list-style-name="L1">
      <style:text-properties fo:language="ru" fo:country="RU" fo:font-weight="normal" officeooo:rsid="006e7eba" officeooo:paragraph-rsid="00709324" style:font-weight-asian="normal" style:font-weight-complex="normal"/>
    </style:style>
    <style:style style:name="P69" style:family="paragraph" style:parent-style-name="List_20_Paragraph" style:list-style-name="L1">
      <style:text-properties fo:language="ru" fo:country="RU" fo:font-weight="normal" officeooo:rsid="007210b1" officeooo:paragraph-rsid="0072cddc" style:font-weight-asian="normal" style:font-weight-complex="normal"/>
    </style:style>
    <style:style style:name="P70" style:family="paragraph" style:parent-style-name="List_20_Paragraph" style:list-style-name="L1">
      <style:text-properties fo:language="ru" fo:country="RU" fo:font-weight="normal" officeooo:rsid="00744e9e" officeooo:paragraph-rsid="00744e9e" style:font-weight-asian="normal" style:font-weight-complex="normal"/>
    </style:style>
    <style:style style:name="P71" style:family="paragraph" style:parent-style-name="List_20_Paragraph" style:list-style-name="L1">
      <style:text-properties fo:language="ru" fo:country="RU" fo:font-weight="normal" officeooo:rsid="00744e9e" officeooo:paragraph-rsid="00781792" style:font-weight-asian="normal" style:font-weight-complex="normal"/>
    </style:style>
    <style:style style:name="P72" style:family="paragraph" style:parent-style-name="List_20_Paragraph" style:list-style-name="L1">
      <style:text-properties fo:language="ru" fo:country="RU" fo:font-weight="normal" officeooo:rsid="00790cc0" officeooo:paragraph-rsid="00790cc0" style:font-weight-asian="normal" style:font-weight-complex="normal"/>
    </style:style>
    <style:style style:name="P73" style:family="paragraph" style:parent-style-name="List_20_Paragraph" style:list-style-name="L1">
      <style:text-properties fo:language="ru" fo:country="RU" fo:font-weight="normal" officeooo:rsid="007adc3e" officeooo:paragraph-rsid="007b8692" style:font-weight-asian="normal" style:font-weight-complex="normal"/>
    </style:style>
    <style:style style:name="P74" style:family="paragraph" style:parent-style-name="List_20_Paragraph" style:list-style-name="L1">
      <style:text-properties fo:language="ru" fo:country="RU" fo:font-weight="normal" officeooo:rsid="007cd183" officeooo:paragraph-rsid="007cd183" style:font-weight-asian="normal" style:font-weight-complex="normal"/>
    </style:style>
    <style:style style:name="P75" style:family="paragraph" style:parent-style-name="List_20_Paragraph" style:list-style-name="L1">
      <style:text-properties fo:language="ru" fo:country="RU" fo:font-weight="normal" officeooo:rsid="007eb1b8" officeooo:paragraph-rsid="007eb1b8" style:font-weight-asian="normal" style:font-weight-complex="normal"/>
    </style:style>
    <style:style style:name="P76" style:family="paragraph" style:parent-style-name="List_20_Paragraph" style:list-style-name="L1">
      <style:text-properties fo:language="ru" fo:country="RU" fo:font-weight="normal" officeooo:rsid="007fddac" officeooo:paragraph-rsid="007fddac" style:font-weight-asian="normal" style:font-weight-complex="normal"/>
    </style:style>
    <style:style style:name="P77" style:family="paragraph" style:parent-style-name="List_20_Paragraph" style:list-style-name="L2">
      <style:text-properties fo:language="ru" fo:country="RU" officeooo:rsid="00809bc9" officeooo:paragraph-rsid="008337b0"/>
    </style:style>
    <style:style style:name="P78" style:family="paragraph" style:parent-style-name="List_20_Paragraph" style:list-style-name="L2">
      <style:text-properties fo:language="ru" fo:country="RU" officeooo:rsid="00809bc9" officeooo:paragraph-rsid="00838020"/>
    </style:style>
    <style:style style:name="P79" style:family="paragraph" style:parent-style-name="List_20_Paragraph" style:list-style-name="L2">
      <style:text-properties fo:language="ru" fo:country="RU" officeooo:rsid="00809bc9" officeooo:paragraph-rsid="00857aaa"/>
    </style:style>
    <style:style style:name="P80" style:family="paragraph" style:parent-style-name="List_20_Paragraph" style:list-style-name="L2">
      <style:text-properties fo:language="ru" fo:country="RU" officeooo:rsid="00857aaa" officeooo:paragraph-rsid="00857aaa"/>
    </style:style>
    <style:style style:name="P81" style:family="paragraph" style:parent-style-name="List_20_Paragraph" style:list-style-name="L2">
      <style:text-properties fo:language="ru" fo:country="RU" officeooo:rsid="00857aaa" officeooo:paragraph-rsid="0086acbf"/>
    </style:style>
    <style:style style:name="P82" style:family="paragraph" style:parent-style-name="List_20_Paragraph" style:list-style-name="L2">
      <style:text-properties fo:color="#000000" style:font-name="Liberation Serif" fo:language="en" fo:country="US" officeooo:rsid="00884542" officeooo:paragraph-rsid="008a7c44"/>
    </style:style>
    <style:style style:name="P83" style:family="paragraph" style:parent-style-name="List_20_Paragraph" style:list-style-name="L2">
      <style:text-properties fo:color="#000000" style:font-name="Liberation Serif" fo:language="ru" fo:country="RU" officeooo:rsid="008a7c44" officeooo:paragraph-rsid="008a7c44"/>
    </style:style>
    <style:style style:name="P84" style:family="paragraph" style:parent-style-name="List_20_Paragraph" style:list-style-name="L2">
      <style:text-properties fo:color="#000000" style:font-name="Liberation Serif" fo:language="ru" fo:country="RU" officeooo:rsid="008b95af" officeooo:paragraph-rsid="008b95af"/>
    </style:style>
    <style:style style:name="P85" style:family="paragraph" style:parent-style-name="List_20_Paragraph" style:list-style-name="L3">
      <style:paragraph-properties>
        <style:tab-stops>
          <style:tab-stop style:position="0.609cm"/>
          <style:tab-stop style:position="0.794cm"/>
        </style:tab-stops>
      </style:paragraph-properties>
      <style:text-properties fo:color="#000000" style:font-name="Liberation Serif" fo:language="ru" fo:country="RU" officeooo:rsid="009fa0f3" officeooo:paragraph-rsid="009fa0f3"/>
    </style:style>
    <style:style style:name="P86" style:family="paragraph" style:parent-style-name="List_20_Paragraph" style:list-style-name="L3">
      <style:paragraph-properties>
        <style:tab-stops>
          <style:tab-stop style:position="0.609cm"/>
          <style:tab-stop style:position="0.794cm"/>
        </style:tab-stops>
      </style:paragraph-properties>
      <style:text-properties fo:color="#000000" style:font-name="Liberation Serif" fo:language="ru" fo:country="RU" officeooo:rsid="00a083eb" officeooo:paragraph-rsid="00a083eb"/>
    </style:style>
    <style:style style:name="P87" style:family="paragraph" style:parent-style-name="List_20_Paragraph" style:list-style-name="L3">
      <style:paragraph-properties>
        <style:tab-stops>
          <style:tab-stop style:position="0.609cm"/>
          <style:tab-stop style:position="0.794cm"/>
        </style:tab-stops>
      </style:paragraph-properties>
      <style:text-properties fo:color="#000000" style:font-name="Liberation Serif" fo:language="ru" fo:country="RU" officeooo:rsid="00a16064" officeooo:paragraph-rsid="00a16064"/>
    </style:style>
    <style:style style:name="P88" style:family="paragraph" style:parent-style-name="List_20_Paragraph" style:list-style-name="L3">
      <style:paragraph-properties>
        <style:tab-stops>
          <style:tab-stop style:position="0.609cm"/>
          <style:tab-stop style:position="0.794cm"/>
        </style:tab-stops>
      </style:paragraph-properties>
      <style:text-properties fo:color="#000000" style:font-name="Liberation Serif" fo:language="ru" fo:country="RU" officeooo:rsid="00a253ae" officeooo:paragraph-rsid="00a253ae"/>
    </style:style>
    <style:style style:name="P89" style:family="paragraph" style:parent-style-name="List_20_Paragraph" style:list-style-name="L3">
      <style:paragraph-properties>
        <style:tab-stops>
          <style:tab-stop style:position="0.609cm"/>
          <style:tab-stop style:position="0.794cm"/>
        </style:tab-stops>
      </style:paragraph-properties>
      <style:text-properties fo:color="#000000" style:font-name="Liberation Serif" fo:language="ru" fo:country="RU" officeooo:rsid="00a42032" officeooo:paragraph-rsid="00a42032"/>
    </style:style>
    <style:style style:name="P90" style:family="paragraph" style:parent-style-name="List_20_Paragraph" style:list-style-name="L6">
      <style:text-properties officeooo:paragraph-rsid="00e92bdd"/>
    </style:style>
    <style:style style:name="P91" style:family="paragraph" style:parent-style-name="List_20_Paragraph" style:list-style-name="L6">
      <style:text-properties officeooo:paragraph-rsid="00ea51d0"/>
    </style:style>
    <style:style style:name="P92" style:family="paragraph" style:parent-style-name="List_20_Paragraph" style:list-style-name="L6">
      <style:text-properties officeooo:paragraph-rsid="00ead586"/>
    </style:style>
    <style:style style:name="P93" style:family="paragraph" style:parent-style-name="List_20_Paragraph" style:list-style-name="L6">
      <style:text-properties officeooo:paragraph-rsid="00eee7f1"/>
    </style:style>
    <style:style style:name="P94" style:family="paragraph" style:parent-style-name="List_20_Paragraph" style:list-style-name="L6">
      <style:text-properties officeooo:paragraph-rsid="00f00417"/>
    </style:style>
    <style:style style:name="P95" style:family="paragraph" style:parent-style-name="List_20_Paragraph" style:list-style-name="L6">
      <style:text-properties officeooo:paragraph-rsid="00f34f5b"/>
    </style:style>
    <style:style style:name="P96" style:family="paragraph" style:parent-style-name="List_20_Paragraph" style:list-style-name="L6">
      <style:text-properties officeooo:paragraph-rsid="00f3a6fa"/>
    </style:style>
    <style:style style:name="P97" style:family="paragraph" style:parent-style-name="List_20_Paragraph" style:list-style-name="L6">
      <style:text-properties officeooo:paragraph-rsid="00f4bc15"/>
    </style:style>
    <style:style style:name="P98" style:family="paragraph" style:parent-style-name="List_20_Paragraph" style:list-style-name="L6">
      <style:text-properties officeooo:paragraph-rsid="00f60e46"/>
    </style:style>
    <style:style style:name="P99" style:family="paragraph" style:parent-style-name="List_20_Paragraph" style:list-style-name="L6">
      <style:text-properties officeooo:paragraph-rsid="00f7fdc1"/>
    </style:style>
    <style:style style:name="P100" style:family="paragraph" style:parent-style-name="List_20_Paragraph" style:list-style-name="L6">
      <style:text-properties officeooo:paragraph-rsid="00fa012b"/>
    </style:style>
    <style:style style:name="P101" style:family="paragraph" style:parent-style-name="List_20_Paragraph">
      <style:text-properties officeooo:paragraph-rsid="00f3a6fa"/>
    </style:style>
    <style:style style:name="P102" style:family="paragraph" style:parent-style-name="List_20_Paragraph" style:list-style-name="L2">
      <style:paragraph-properties fo:margin-left="0cm" fo:margin-right="0cm" fo:text-indent="0cm" style:auto-text-indent="false"/>
      <style:text-properties fo:color="#000000" style:font-name="Liberation Serif" fo:language="ru" fo:country="RU" officeooo:rsid="008bc483" officeooo:paragraph-rsid="008bc483"/>
    </style:style>
    <style:style style:name="P103"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fo:font-weight="bold" officeooo:rsid="00c7a184" officeooo:paragraph-rsid="00fa012b" style:font-weight-asian="bold" style:font-weight-complex="bold"/>
    </style:style>
    <style:style style:name="P104" style:family="paragraph" style:parent-style-name="List_20_Paragraph" style:list-style-name="L3" style:master-page-name="">
      <style:paragraph-properties fo:margin-left="0.6cm" fo:margin-right="0cm" fo:margin-top="0cm" fo:margin-bottom="0.353cm" loext:contextual-spacing="true" fo:text-indent="0cm" style:auto-text-indent="false" style:page-number="auto">
        <style:tab-stops>
          <style:tab-stop style:position="0.609cm"/>
          <style:tab-stop style:position="0.794cm"/>
        </style:tab-stops>
      </style:paragraph-properties>
      <style:text-properties fo:color="#000000" style:font-name="Liberation Serif" fo:language="ru" fo:country="RU" officeooo:rsid="009f7325" officeooo:paragraph-rsid="009f7325"/>
    </style:style>
    <style:style style:name="P105" style:family="paragraph" style:parent-style-name="List_20_Paragraph" style:list-style-name="L4">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1f1c9" officeooo:paragraph-rsid="00b31672"/>
    </style:style>
    <style:style style:name="P106" style:family="paragraph" style:parent-style-name="List_20_Paragraph" style:list-style-name="L4">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1f1c9" officeooo:paragraph-rsid="00b49f22"/>
    </style:style>
    <style:style style:name="P107" style:family="paragraph" style:parent-style-name="List_20_Paragraph" style:list-style-name="L4">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1f1c9" officeooo:paragraph-rsid="00b561e2"/>
    </style:style>
    <style:style style:name="P108" style:family="paragraph" style:parent-style-name="List_20_Paragraph" style:list-style-name="L5">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729eb" officeooo:paragraph-rsid="00b81c10"/>
    </style:style>
    <style:style style:name="P109" style:family="paragraph" style:parent-style-name="List_20_Paragraph" style:list-style-name="L5">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81c10" officeooo:paragraph-rsid="00b81c10"/>
    </style:style>
    <style:style style:name="P110" style:family="paragraph" style:parent-style-name="List_20_Paragraph" style:list-style-name="L5">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81c10" officeooo:paragraph-rsid="00b8e6ec"/>
    </style:style>
    <style:style style:name="P111" style:family="paragraph" style:parent-style-name="List_20_Paragraph" style:list-style-name="L6">
      <style:paragraph-properties fo:margin-top="0cm" fo:margin-bottom="0.353cm" loext:contextual-spacing="true">
        <style:tab-stops>
          <style:tab-stop style:position="0.609cm"/>
          <style:tab-stop style:position="0.794cm"/>
        </style:tab-stops>
      </style:paragraph-properties>
      <style:text-properties officeooo:paragraph-rsid="00e261b1"/>
    </style:style>
    <style:style style:name="P112" style:family="paragraph" style:parent-style-name="List_20_Paragraph" style:list-style-name="L6">
      <style:paragraph-properties fo:margin-top="0cm" fo:margin-bottom="0.353cm" loext:contextual-spacing="true">
        <style:tab-stops>
          <style:tab-stop style:position="0.609cm"/>
          <style:tab-stop style:position="0.794cm"/>
        </style:tab-stops>
      </style:paragraph-properties>
      <style:text-properties officeooo:paragraph-rsid="00e5559b"/>
    </style:style>
    <style:style style:name="P113" style:family="paragraph" style:parent-style-name="List_20_Paragraph" style:list-style-name="L6">
      <style:paragraph-properties fo:margin-top="0cm" fo:margin-bottom="0.353cm" loext:contextual-spacing="true">
        <style:tab-stops>
          <style:tab-stop style:position="0.609cm"/>
          <style:tab-stop style:position="0.794cm"/>
        </style:tab-stops>
      </style:paragraph-properties>
      <style:text-properties officeooo:paragraph-rsid="00e5ab62"/>
    </style:style>
    <style:style style:name="P114" style:family="paragraph" style:parent-style-name="List_20_Paragraph" style:list-style-name="L6">
      <style:paragraph-properties fo:margin-top="0cm" fo:margin-bottom="0.353cm" loext:contextual-spacing="true">
        <style:tab-stops>
          <style:tab-stop style:position="0.609cm"/>
          <style:tab-stop style:position="0.794cm"/>
        </style:tab-stops>
      </style:paragraph-properties>
      <style:text-properties style:text-line-through-style="solid" style:text-line-through-type="single" fo:language="ru" fo:country="RU" officeooo:rsid="00e5ab62" officeooo:paragraph-rsid="00e7b679"/>
    </style:style>
    <style:style style:name="T1" style:family="text">
      <style:text-properties officeooo:rsid="00173173"/>
    </style:style>
    <style:style style:name="T2" style:family="text">
      <style:text-properties officeooo:rsid="001ac4f2"/>
    </style:style>
    <style:style style:name="T3" style:family="text">
      <style:text-properties officeooo:rsid="001fa975"/>
    </style:style>
    <style:style style:name="T4" style:family="text">
      <style:text-properties officeooo:rsid="002b37a4"/>
    </style:style>
    <style:style style:name="T5" style:family="text">
      <style:text-properties officeooo:rsid="0035465f"/>
    </style:style>
    <style:style style:name="T6" style:family="text">
      <style:text-properties officeooo:rsid="0039549d"/>
    </style:style>
    <style:style style:name="T7" style:family="text">
      <style:text-properties fo:language="en" fo:country="US"/>
    </style:style>
    <style:style style:name="T8" style:family="text">
      <style:text-properties fo:language="en" fo:country="US" officeooo:rsid="0039549d"/>
    </style:style>
    <style:style style:name="T9" style:family="text">
      <style:text-properties fo:language="en" fo:country="US" officeooo:rsid="003d6245"/>
    </style:style>
    <style:style style:name="T10" style:family="text">
      <style:text-properties fo:language="en" fo:country="US" officeooo:rsid="00405031"/>
    </style:style>
    <style:style style:name="T11" style:family="text">
      <style:text-properties fo:language="en" fo:country="US" officeooo:rsid="004a9616"/>
    </style:style>
    <style:style style:name="T12" style:family="text">
      <style:text-properties fo:language="en" fo:country="US" officeooo:rsid="004ab8ab"/>
    </style:style>
    <style:style style:name="T13" style:family="text">
      <style:text-properties fo:language="en" fo:country="US" officeooo:rsid="004bf2fc"/>
    </style:style>
    <style:style style:name="T14" style:family="text">
      <style:text-properties fo:language="en" fo:country="US" officeooo:rsid="004e5645"/>
    </style:style>
    <style:style style:name="T15" style:family="text">
      <style:text-properties fo:language="en" fo:country="US" officeooo:rsid="0057d869"/>
    </style:style>
    <style:style style:name="T16" style:family="text">
      <style:text-properties fo:language="en" fo:country="US" officeooo:rsid="00781792"/>
    </style:style>
    <style:style style:name="T17" style:family="text">
      <style:text-properties fo:language="en" fo:country="US" officeooo:rsid="007b8692"/>
    </style:style>
    <style:style style:name="T18" style:family="text">
      <style:text-properties fo:language="en" fo:country="US" officeooo:rsid="009a4477"/>
    </style:style>
    <style:style style:name="T19" style:family="text">
      <style:text-properties fo:language="en" fo:country="US" officeooo:rsid="009c4a0e"/>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officeooo:rsid="00a62dc9" style:font-weight-asian="normal" style:font-weight-complex="normal"/>
    </style:style>
    <style:style style:name="T22" style:family="text">
      <style:text-properties fo:language="en" fo:country="US" officeooo:rsid="00aaad71"/>
    </style:style>
    <style:style style:name="T23" style:family="text">
      <style:text-properties fo:language="en" fo:country="US" officeooo:rsid="00abc2d9"/>
    </style:style>
    <style:style style:name="T24" style:family="text">
      <style:text-properties fo:language="en" fo:country="US" officeooo:rsid="00ad20a7"/>
    </style:style>
    <style:style style:name="T25" style:family="text">
      <style:text-properties fo:language="en" fo:country="US" officeooo:rsid="00b556a4"/>
    </style:style>
    <style:style style:name="T26" style:family="text">
      <style:text-properties fo:language="en" fo:country="US" officeooo:rsid="00b561e2"/>
    </style:style>
    <style:style style:name="T27" style:family="text">
      <style:text-properties fo:language="en" fo:country="US" officeooo:rsid="00c07087"/>
    </style:style>
    <style:style style:name="T28" style:family="text">
      <style:text-properties fo:language="en" fo:country="US" officeooo:rsid="00c3a52b"/>
    </style:style>
    <style:style style:name="T29" style:family="text">
      <style:text-properties fo:language="en" fo:country="US" officeooo:rsid="00c50330"/>
    </style:style>
    <style:style style:name="T30" style:family="text">
      <style:text-properties fo:language="en" fo:country="US" officeooo:rsid="00c71742"/>
    </style:style>
    <style:style style:name="T31" style:family="text">
      <style:text-properties fo:language="en" fo:country="US" officeooo:rsid="00d60e5d"/>
    </style:style>
    <style:style style:name="T32" style:family="text">
      <style:text-properties fo:language="en" fo:country="US" officeooo:rsid="00de4450"/>
    </style:style>
    <style:style style:name="T33" style:family="text">
      <style:text-properties fo:language="en" fo:country="US" officeooo:rsid="00eb0b7b"/>
    </style:style>
    <style:style style:name="T34" style:family="text">
      <style:text-properties fo:language="en" fo:country="US" officeooo:rsid="00ee04bf"/>
    </style:style>
    <style:style style:name="T35" style:family="text">
      <style:text-properties fo:language="en" fo:country="US" officeooo:rsid="00f34f5b"/>
    </style:style>
    <style:style style:name="T36" style:family="text">
      <style:text-properties fo:language="en" fo:country="US" officeooo:rsid="00f3a6fa"/>
    </style:style>
    <style:style style:name="T37" style:family="text">
      <style:text-properties fo:language="en" fo:country="US" officeooo:rsid="00f4bc15"/>
    </style:style>
    <style:style style:name="T38" style:family="text">
      <style:text-properties fo:language="en" fo:country="US" officeooo:rsid="00fa012b"/>
    </style:style>
    <style:style style:name="T39" style:family="text">
      <style:text-properties fo:language="en" fo:country="US" officeooo:rsid="011368ae"/>
    </style:style>
    <style:style style:name="T40" style:family="text">
      <style:text-properties fo:language="en" fo:country="US" officeooo:rsid="01145817"/>
    </style:style>
    <style:style style:name="T41" style:family="text">
      <style:text-properties officeooo:rsid="003d6245"/>
    </style:style>
    <style:style style:name="T42" style:family="text">
      <style:text-properties officeooo:rsid="00405031"/>
    </style:style>
    <style:style style:name="T43" style:family="text">
      <style:text-properties officeooo:rsid="0043af54"/>
    </style:style>
    <style:style style:name="T44" style:family="text">
      <style:text-properties officeooo:rsid="0044db5c"/>
    </style:style>
    <style:style style:name="T45" style:family="text">
      <style:text-properties officeooo:rsid="004737a9"/>
    </style:style>
    <style:style style:name="T46" style:family="text">
      <style:text-properties officeooo:rsid="004a9616"/>
    </style:style>
    <style:style style:name="T47" style:family="text">
      <style:text-properties officeooo:rsid="004ab8ab"/>
    </style:style>
    <style:style style:name="T48" style:family="text">
      <style:text-properties officeooo:rsid="004dee0b"/>
    </style:style>
    <style:style style:name="T49" style:family="text">
      <style:text-properties officeooo:rsid="0051fdb1"/>
    </style:style>
    <style:style style:name="T50" style:family="text">
      <style:text-properties officeooo:rsid="0054b930"/>
    </style:style>
    <style:style style:name="T51" style:family="text">
      <style:text-properties officeooo:rsid="00562df0"/>
    </style:style>
    <style:style style:name="T52" style:family="text">
      <style:text-properties officeooo:rsid="0057d869"/>
    </style:style>
    <style:style style:name="T53" style:family="text">
      <style:text-properties officeooo:rsid="0057daa1"/>
    </style:style>
    <style:style style:name="T54" style:family="text">
      <style:text-properties officeooo:rsid="005ab003"/>
    </style:style>
    <style:style style:name="T55" style:family="text">
      <style:text-properties officeooo:rsid="005b7c61"/>
    </style:style>
    <style:style style:name="T56" style:family="text">
      <style:text-properties officeooo:rsid="005c301d"/>
    </style:style>
    <style:style style:name="T57" style:family="text">
      <style:text-properties officeooo:rsid="005d89e4"/>
    </style:style>
    <style:style style:name="T58" style:family="text">
      <style:text-properties officeooo:rsid="006149fa"/>
    </style:style>
    <style:style style:name="T59" style:family="text">
      <style:text-properties officeooo:rsid="006490ca"/>
    </style:style>
    <style:style style:name="T60" style:family="text">
      <style:text-properties officeooo:rsid="00659db4"/>
    </style:style>
    <style:style style:name="T61" style:family="text">
      <style:text-properties officeooo:rsid="0068948c"/>
    </style:style>
    <style:style style:name="T62" style:family="text">
      <style:text-properties officeooo:rsid="00691ceb"/>
    </style:style>
    <style:style style:name="T63" style:family="text">
      <style:text-properties officeooo:rsid="006aefcc"/>
    </style:style>
    <style:style style:name="T64" style:family="text">
      <style:text-properties officeooo:rsid="00705a9a"/>
    </style:style>
    <style:style style:name="T65" style:family="text">
      <style:text-properties officeooo:rsid="007210b1"/>
    </style:style>
    <style:style style:name="T66" style:family="text">
      <style:text-properties officeooo:rsid="0072cddc"/>
    </style:style>
    <style:style style:name="T67" style:family="text">
      <style:text-properties officeooo:rsid="007540d9"/>
    </style:style>
    <style:style style:name="T68" style:family="text">
      <style:text-properties officeooo:rsid="00781792"/>
    </style:style>
    <style:style style:name="T69" style:family="text">
      <style:text-properties officeooo:rsid="007b8692"/>
    </style:style>
    <style:style style:name="T70" style:family="text">
      <style:text-properties fo:color="#000000" style:font-name="Liberation Serif"/>
    </style:style>
    <style:style style:name="T71" style:family="text">
      <style:text-properties fo:color="#000000" style:font-name="Liberation Serif" fo:language="en" fo:country="US"/>
    </style:style>
    <style:style style:name="T72" style:family="text">
      <style:text-properties fo:color="#000000" style:font-name="Liberation Serif" fo:language="en" fo:country="US" officeooo:rsid="008337b0"/>
    </style:style>
    <style:style style:name="T73" style:family="text">
      <style:text-properties fo:color="#000000" style:font-name="Liberation Serif" fo:language="en" fo:country="US" officeooo:rsid="00884542"/>
    </style:style>
    <style:style style:name="T74" style:family="text">
      <style:text-properties fo:color="#000000" style:font-name="Liberation Serif" officeooo:rsid="008337b0"/>
    </style:style>
    <style:style style:name="T75" style:family="text">
      <style:text-properties fo:color="#000000" style:font-name="Liberation Serif" officeooo:rsid="00838020"/>
    </style:style>
    <style:style style:name="T76" style:family="text">
      <style:text-properties fo:color="#000000" style:font-name="Liberation Serif" officeooo:rsid="00857aaa"/>
    </style:style>
    <style:style style:name="T77" style:family="text">
      <style:text-properties fo:color="#000000" style:font-name="Liberation Serif" officeooo:rsid="00884542"/>
    </style:style>
    <style:style style:name="T78" style:family="text">
      <style:text-properties fo:color="#000000" style:text-line-through-style="solid" style:text-line-through-type="single" style:font-name="Liberation Serif" fo:language="ru" fo:country="RU" officeooo:rsid="00dcf374"/>
    </style:style>
    <style:style style:name="T79" style:family="text">
      <style:text-properties fo:color="#000000" style:text-line-through-style="solid" style:text-line-through-type="single" style:font-name="Liberation Serif" fo:language="ru" fo:country="RU" fo:font-style="italic" officeooo:rsid="00dcf374" style:font-style-asian="italic"/>
    </style:style>
    <style:style style:name="T80" style:family="text">
      <style:text-properties officeooo:rsid="008a7c44"/>
    </style:style>
    <style:style style:name="T81" style:family="text">
      <style:text-properties fo:language="ru" fo:country="RU"/>
    </style:style>
    <style:style style:name="T82" style:family="text">
      <style:text-properties fo:language="ru" fo:country="RU" officeooo:rsid="008a7c44"/>
    </style:style>
    <style:style style:name="T83" style:family="text">
      <style:text-properties fo:language="ru" fo:country="RU" officeooo:rsid="00de4450"/>
    </style:style>
    <style:style style:name="T84" style:family="text">
      <style:text-properties fo:language="ru" fo:country="RU" officeooo:rsid="00e2f281"/>
    </style:style>
    <style:style style:name="T85" style:family="text">
      <style:text-properties fo:language="ru" fo:country="RU" officeooo:rsid="00e42a7f"/>
    </style:style>
    <style:style style:name="T86" style:family="text">
      <style:text-properties fo:language="ru" fo:country="RU" officeooo:rsid="00e5559b"/>
    </style:style>
    <style:style style:name="T87" style:family="text">
      <style:text-properties fo:language="ru" fo:country="RU" officeooo:rsid="00e5ab62"/>
    </style:style>
    <style:style style:name="T88" style:family="text">
      <style:text-properties fo:language="ru" fo:country="RU" officeooo:rsid="00e725dd"/>
    </style:style>
    <style:style style:name="T89" style:family="text">
      <style:text-properties fo:language="ru" fo:country="RU" officeooo:rsid="00e7b679"/>
    </style:style>
    <style:style style:name="T90" style:family="text">
      <style:text-properties fo:language="ru" fo:country="RU" officeooo:rsid="00e92bdd"/>
    </style:style>
    <style:style style:name="T91" style:family="text">
      <style:text-properties fo:language="ru" fo:country="RU" officeooo:rsid="00ea51d0"/>
    </style:style>
    <style:style style:name="T92" style:family="text">
      <style:text-properties fo:language="ru" fo:country="RU" officeooo:rsid="00ead586"/>
    </style:style>
    <style:style style:name="T93" style:family="text">
      <style:text-properties fo:language="ru" fo:country="RU" officeooo:rsid="00eb0b7b"/>
    </style:style>
    <style:style style:name="T94" style:family="text">
      <style:text-properties fo:language="ru" fo:country="RU" officeooo:rsid="00ee04bf"/>
    </style:style>
    <style:style style:name="T95" style:family="text">
      <style:text-properties fo:language="ru" fo:country="RU" officeooo:rsid="00eee7f1"/>
    </style:style>
    <style:style style:name="T96" style:family="text">
      <style:text-properties fo:language="ru" fo:country="RU" officeooo:rsid="00f00417"/>
    </style:style>
    <style:style style:name="T97" style:family="text">
      <style:text-properties fo:language="ru" fo:country="RU" officeooo:rsid="00f12c88"/>
    </style:style>
    <style:style style:name="T98" style:family="text">
      <style:text-properties fo:language="ru" fo:country="RU" officeooo:rsid="00f1ce3e"/>
    </style:style>
    <style:style style:name="T99" style:family="text">
      <style:text-properties fo:language="ru" fo:country="RU" officeooo:rsid="00f34f5b"/>
    </style:style>
    <style:style style:name="T100" style:family="text">
      <style:text-properties fo:language="ru" fo:country="RU" officeooo:rsid="00f3a6fa"/>
    </style:style>
    <style:style style:name="T101" style:family="text">
      <style:text-properties fo:language="ru" fo:country="RU" officeooo:rsid="00f4bc15"/>
    </style:style>
    <style:style style:name="T102" style:family="text">
      <style:text-properties fo:language="ru" fo:country="RU" officeooo:rsid="00f60e46"/>
    </style:style>
    <style:style style:name="T103" style:family="text">
      <style:text-properties fo:language="ru" fo:country="RU" officeooo:rsid="00f7fdc1"/>
    </style:style>
    <style:style style:name="T104" style:family="text">
      <style:text-properties fo:language="ru" fo:country="RU" officeooo:rsid="00f8c38d"/>
    </style:style>
    <style:style style:name="T105" style:family="text">
      <style:text-properties fo:language="ru" fo:country="RU" officeooo:rsid="00fa012b"/>
    </style:style>
    <style:style style:name="T106" style:family="text">
      <style:text-properties officeooo:rsid="0090df76"/>
    </style:style>
    <style:style style:name="T107" style:family="text">
      <style:text-properties officeooo:rsid="00928f01"/>
    </style:style>
    <style:style style:name="T108" style:family="text">
      <style:text-properties officeooo:rsid="009a4477"/>
    </style:style>
    <style:style style:name="T109" style:family="text">
      <style:text-properties officeooo:rsid="009c4a0e"/>
    </style:style>
    <style:style style:name="T110" style:family="text">
      <style:text-properties officeooo:rsid="00a434e9"/>
    </style:style>
    <style:style style:name="T111" style:family="text">
      <style:text-properties fo:font-weight="normal" style:font-weight-asian="normal" style:font-weight-complex="normal"/>
    </style:style>
    <style:style style:name="T112" style:family="text">
      <style:text-properties fo:font-weight="normal" officeooo:rsid="00a62dc9" style:font-weight-asian="normal" style:font-weight-complex="normal"/>
    </style:style>
    <style:style style:name="T113" style:family="text">
      <style:text-properties fo:font-weight="normal" officeooo:rsid="00a7ae5a" style:font-weight-asian="normal" style:font-weight-complex="normal"/>
    </style:style>
    <style:style style:name="T114" style:family="text">
      <style:text-properties fo:font-weight="normal" officeooo:rsid="00a923b1" style:font-weight-asian="normal" style:font-weight-complex="normal"/>
    </style:style>
    <style:style style:name="T115" style:family="text">
      <style:text-properties officeooo:rsid="00aaad71"/>
    </style:style>
    <style:style style:name="T116" style:family="text">
      <style:text-properties officeooo:rsid="00abc2d9"/>
    </style:style>
    <style:style style:name="T117" style:family="text">
      <style:text-properties officeooo:rsid="00ad20a7"/>
    </style:style>
    <style:style style:name="T118" style:family="text">
      <style:text-properties officeooo:rsid="00b49f22"/>
    </style:style>
    <style:style style:name="T119" style:family="text">
      <style:text-properties officeooo:rsid="00b556a4"/>
    </style:style>
    <style:style style:name="T120" style:family="text">
      <style:text-properties officeooo:rsid="00b55878"/>
    </style:style>
    <style:style style:name="T121" style:family="text">
      <style:text-properties officeooo:rsid="00b561e2"/>
    </style:style>
    <style:style style:name="T122" style:family="text">
      <style:text-properties officeooo:rsid="00b745b6"/>
    </style:style>
    <style:style style:name="T123" style:family="text">
      <style:text-properties officeooo:rsid="00b8e6ec"/>
    </style:style>
    <style:style style:name="T124" style:family="text">
      <style:text-properties officeooo:rsid="00bbe539"/>
    </style:style>
    <style:style style:name="T125" style:family="text">
      <style:text-properties officeooo:rsid="00be867f"/>
    </style:style>
    <style:style style:name="T126" style:family="text">
      <style:text-properties officeooo:rsid="00c50330"/>
    </style:style>
    <style:style style:name="T127" style:family="text">
      <style:text-properties officeooo:rsid="00c71742"/>
    </style:style>
    <style:style style:name="T128" style:family="text">
      <style:text-properties officeooo:rsid="00c91b33"/>
    </style:style>
    <style:style style:name="T129" style:family="text">
      <style:text-properties officeooo:rsid="00d60e5d"/>
    </style:style>
    <style:style style:name="T130" style:family="text">
      <style:text-properties officeooo:rsid="00d76e37"/>
    </style:style>
    <style:style style:name="T131" style:family="text">
      <style:text-properties officeooo:rsid="00dcf8bc"/>
    </style:style>
    <style:style style:name="T132" style:family="text">
      <style:text-properties officeooo:rsid="00de4450"/>
    </style:style>
    <style:style style:name="T133" style:family="text">
      <style:text-properties officeooo:rsid="00fe91d6"/>
    </style:style>
    <style:style style:name="T134" style:family="text">
      <style:text-properties officeooo:rsid="01029f8d"/>
    </style:style>
    <style:style style:name="T135" style:family="text">
      <style:text-properties officeooo:rsid="010531fe"/>
    </style:style>
    <style:style style:name="T136" style:family="text">
      <style:text-properties officeooo:rsid="010fe737"/>
    </style:style>
    <style:style style:name="T137" style:family="text">
      <style:text-properties officeooo:rsid="01157771"/>
    </style:style>
    <style:style style:name="T138" style:family="text">
      <style:text-properties officeooo:rsid="011cefd7"/>
    </style:style>
    <style:style style:name="T139" style:family="text">
      <style:text-properties officeooo:rsid="01205d1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Обзор: Иерархиченская блочно-ориентированная база данных.</text:p>
      <text:p text:style-name="P1">Цедб этого проекта создать бллочно ориентированную базу данных. <text:span text:style-name="T1">Эта база данных будет использовать в случаях когда (1) не критичо применение измененных данных немедленно, (2) изменения одних элементов базы данных, требу.т изменений других элементов и (3) данные иерархически структурированны, где дочерние объекты имеют доступ к родительским, особенно где изменение родительского объекта может требовать изменения тысяч дочерних объектов. Блок вычислительная база данных жостигает этих целей, сохраняя связные данные физически вместе, насклько это возможно, но также поддерживать схему обмена сообщениями между частями данных не являющимися ближайшими.</text:span></text:p>
      <text:p text:style-name="P5">Блочная база данных. Пример блочной базы данных поисан тут: <text:a xlink:type="simple" xlink:href="http://www.vldb.org/pvldb/vol6/p2014-xie.pdf" text:style-name="Internet_20_link" text:visited-style-name="Visited_20_Internet_20_Link"><text:span text:style-name="Internet_20_link">http://www.vldb.org/pvldb/vol6/p2014-xie.pdf</text:span></text:a>. <text:span text:style-name="T2">Сущность блочного вычисления в том что мы храним данные в блоках, которые могут быть сохранены, и когда накапливается много обновлений сделанных для блока, мы можем сделать все эти изменения в одно время. <text:s/>Эти изменения могут приветси к новым обновлениям, которые необходимы другим блокам. Это все может быть рассмотренно как создание большой электронной таблицы с изменениями данных в некоторых частях электронной таблицы (в некоторых блоках) влияют на вычисление в других местах электронной таблицы. Блочный подход к вычислению минимизирует дисковый ввод вывод, за счет иногда работающего обновления татящего мало времени на то что бы быть включенными.</text:span></text:p>
      <text:p text:style-name="P6">Иерархическаяя структура. <text:span text:style-name="T3">Ячейки базы данных организованны в иерархическую структуру, так что у ячеек есть доступ к контенту родительской ячейки, и так что изменения в родительской могут вызвать немедленные изменения в множестве дочерних ячеек. Потому что дочерние ячейки обычно будут сохранятся в том же блоке или блоках, мы можем обновить дочерние ячейки на основе изменения родительской ячейки, с намного меньшим колличеством ввода вывода,чем было бы с реляционной базой данных. Это запускает сценарий, в котором мы храним информацию о таблицах иерархически. Иерархия может состоять из группы таблиц, таблицы, столбца таблицы, строки, элемента ячейки, результата редактирования ячейки. В процессе вычисления ячейки нижней в иерархии (называли, Результат редактирования), информация может быть полученна от каждой вышестоящей ячейки. Таким образом если внесенное изменение относится к группе таблиц, их дочерние ячейки могут быть установлены для перерасчета, и таким образом многие могут вычислены сразу, не загружая информацию из многих различных точек базы данных. Если бы это было сделано на реляционной базе данных, то много соединений было бы необходимо, чтобы вывести информацию из таблиц, представляющих каждый уровень концептуальной иерархии.</text:span></text:p>
      <text:p text:style-name="P7">Обмен сообщениями. Ячейки могут также быть повторно вычислены на основе изменений не в той же иерархии. Цель состоит в том, чтобы быть в состоянии поддерживать <text:span text:style-name="T4">большие объемы обновления и гарантировать что обновления произошли, даже если есть отказы системы хранения, но нет мгновенных обновлений. Мы не вносим изменения в базу немедленно, но вместо этого пытаемся сгруппировать связанные изменения. Например, предположите что многие ячейки А,1 .. А, 1000000000 зависят от некоторых ячеек В,1 .. В, 100. Если изменение внесено в В, 1, мы, возможно, должны были бы делать изменения во многих тысячах ячеек расположенных во многих блоках. Вместо того чтобы делать каждое из этих изменений индивидуально, мы сгруппируем изменения на основе расположения блоков и создадим очередь сообщений с этими сгруппированными изменениями. Единственная очередь будет соответствовать группе блоков, поэтому даже если целевые ячейки будут во многих блоках, только небольшое количество очередей сообщений может быть необходимо. Очереди могут также включать сообщения от других изменений, например если будет изменение В, 2. Таким образом, большое количество изменений, вмещается в единственный блок, полученные как с изменением В, 1 и с изменениями в других клетках, могут быть обработаны одновременно.</text:span></text:p>
      <text:p text:style-name="P8"><text:soft-page-break/>Фоновая задача получает элементы из очереди и приоритизирует какой блок читать и обновлять, <text:s/>на основе колличества и важности обновления. Необходимость подхода состоит в том <text:s/>что чтение жесткого диска не значительный фактор во всей производительности базы данных, такой как скорость поиска. <text:span text:style-name="T5">Так только мы четаем секцию файла, мы можем так же с успехом прочитать <text:s/>всю секцию чем просто кусочек его, и сделать много изменений сразу. Потенциальное узкое место производительности в десериализации всего блока, но потенциальное улучшение в десериализации только части блоков которые необходимы.</text:span></text:p>
      <text:p text:style-name="P8"/>
      <text:p text:style-name="P3">Ячейки расположение и организация</text:p>
      <text:p text:style-name="P9">Для обеспечения связанных данных, которые будут сохранятся вместе, ассоциированные с каждой ячейкой <text:span text:style-name="T6">будет массив объектов </text:span><text:span text:style-name="T8">LocationIdentifier </text:span><text:span text:style-name="T6">определяющий иерархичесие расположение ячейки. <text:s/></text:span><text:span text:style-name="T8">LocationIdentifier </text:span><text:span text:style-name="T6">может быть использован для хранения </text:span><text:span text:style-name="T8">ID </text:span><text:span text:style-name="T6">строкой, </text:span><text:span text:style-name="T8">GuiD, byte, int16, int, long </text:span><text:span text:style-name="T6">и все это должно быть сконфигурированно так что объект использует минимвльное колличество обема данных (пространства).</text:span></text:p>
      <text:p text:style-name="P10">Вот <text:s/><text:span text:style-name="T8">LocationIdentifier </text:span>включающий <text:span text:style-name="T7">byte enum <text:s/></text:span><text:span text:style-name="T8">LocationIdentifier</text:span><text:span text:style-name="T7">Type</text:span></text:p>
      <text:p text:style-name="P16"/>
      <text:p text:style-name="P16"><text:s text:c="2"/>public enum LocationIdentifierType : byte { stringType, guidType, intType, longType };</text:p>
      <text:p text:style-name="P10"/>
      <text:p text:style-name="P11">Мы так же определим статический класс MakeLoc со следующим методом:</text:p>
      <text:p text:style-name="P11"/>
      <text:p text:style-name="P11"><text:s text:c="2"/>public static LocationIdentifier[] From(IEnumerable&lt;object&gt; x)</text:p>
      <text:p text:style-name="P11"/>
      <text:p text:style-name="P12">Каждая локация должныбыть уникальной. Наиболее общая область знаний хранится первой, наиболее часная область хранится последней. Так <text:span text:style-name="T7">{</text:span><text:span text:style-name="T9">“United States”, “Texas”, “Dallas”</text:span><text:span text:style-name="T7">} </text:span><text:span text:style-name="T9">п</text:span><text:span text:style-name="T41">релтавляет ячейку информации о “Texas”, “Dallas”. Структура данных для этой ячейки также позволяет (связанна с хранением) информации о “Texas” или </text:span><text:span text:style-name="T9">“United States”. </text:span><text:span text:style-name="T42">Значение ячейки для Далоса может включать различные типы информации о популяции, включать информацию о проценте населения страны находящимся в этом месте. Потому что это иерархическая структура, когда меняется данные о популяции в Далосе, Техас и</text:span><text:span text:style-name="T10"> US </text:span><text:span text:style-name="T42">популяции могут быть соответствующим образо скоректированны, и так же популяция </text:span><text:span text:style-name="T10">US </text:span><text:span text:style-name="T42">может быть найдена (без дльнейшего дискового ввода вывода) при вычислении процента американскогонаселения, представленного Далосом. Конечно, если американское население обновляется, процент американского населения представленного дуругими городами , может быть сразу изменен, без отдельных загрузок городов если они находятся в одном блоке.</text:span></text:p>
      <text:p text:style-name="P13">Иногда <text:span text:style-name="T45">первый</text:span> LocationIdentifier используется, чтобы указать тип информацииили <text:span text:style-name="T43">или </text:span>вычисения, которое будет выполнено (если мы хотим сгруппировать элементы того же типа вычисления, которые будут вычислены вместе). Так мы имеем стуркутур ячейки: {“Population”, “United States”, “Texas”, “Dallas”}. <text:span text:style-name="T44">Это может иметь смысл, если данные населения тесно взаимосвязанны и введение других типов данных (напрмер, погоды, экономические данные) означает что большие измененя должны быть распространены на другие районы. Иногда, последним LocationIdentifier может быть тип вычисления (если иначе будет множество клеток имеющих лругое расположение). Это может быть быть целеобразным, если надо сохранить данные о населении и погоде вместе для Даласа (например, потому что мы вычиляем некоторые значение испольующие их обоих). В других случаях, тип вычисления может быть опущен, если существует только один тип объекта для иерархии.</text:span></text:p>
      <text:p text:style-name="P14">В результате этого подхода мы можем использовать вложенную структуру двоичного дерева, чтобы выяснить, где определенный элемент есть или дожен быть сохранен. Есть внешнее двоичное дерево и внутреннее двоичное дерево. Информация о двоичном дереве описана подробно ниже. На данный момент важно то что внешние вершины двоичного дерева <text:span text:style-name="T46">указывают </text:span><text:soft-page-break/><text:span text:style-name="T46">на внутренние воичные деревья, и внутренние вершины двоичного дерева указывают на файлы или блоки </text:span><text:span text:style-name="T11">RAM. </text:span><text:span text:style-name="T47">Путем обхода внешнего бинарного дерева, мы найдем внутреннее бинарное дерево, а затем обходим внутреннее бинарное дерево, мы можем найти <text:s/>правильный файл (можно называть так же блок). Блоки могут быть разделен на концептуальных иерархиях, так что информация для Хьюстона, Техаса, может быть в отдельном блоке, чем информация о Далосе Техас. Это означает, что информация для клеток выше в иерархии, можетнуждаться в хранении в разных местах. Так информация для </text:span><text:span text:style-name="T12">р</text:span><text:span text:style-name="T14">о</text:span><text:span text:style-name="T12">дительской</text:span><text:span text:style-name="T47"> ячейки Техаса может быть сохранена в двух или более смежных блоках, и то же самое относится и к информации для родительской ячейки </text:span><text:span text:style-name="T13">US. </text:span><text:span text:style-name="T48">В этом случае, если мы обрабатываем обновление для такой ячейки, нам возможно потребуется создать новое сообщение, так что он будет обработан на следующем блоке также.</text:span></text:p>
      <text:p text:style-name="P14"/>
      <text:p text:style-name="P4">Пре<text:span text:style-name="T49">д</text:span>просмотр организации кода</text:p>
      <text:list xml:id="list7648228393719600310" text:style-name="L1">
        <text:list-item>
          <text:p text:style-name="P39"><text:s text:c="2"/>BlockIO содержит интерфейс и классы для сериализации информации блоков.</text:p>
          <text:list>
            <text:list-item>
              <text:p text:style-name="P52">Папка<text:span text:style-name="T7">I</text:span>BlockIO — определяет простой интерфейс для чтения и записи блоков, и получение и создание блокировки. <text:span text:style-name="T50">Каждый блок связан с Guid (эффективно имя файла для блока).</text:span></text:p>
            </text:list-item>
            <text:list-item>
              <text:p text:style-name="P53">SerializableBlockIO — <text:span text:style-name="T51">статический дженерик класс для сериализации экземпляра класса блока или чтения блока и создания экземпляра класса.</text:span></text:p>
            </text:list-item>
            <text:list-item>
              <text:p text:style-name="P54">InMemoryBlockIO — <text:s/><text:span text:style-name="T52">реализация в памяти интерфейса </text:span><text:span text:style-name="T15">IBlockIO</text:span><text:span text:style-name="T52">.</text:span></text:p>
            </text:list-item>
            <text:list-item>
              <text:p text:style-name="P54">AzureBlockIO <text:span text:style-name="T52">реализация <text:s/></text:span><text:span text:style-name="T15">BlockIO и</text:span><text:span text:style-name="T52">спользуя </text:span><text:span text:style-name="T15">Azure blobs </text:span><text:span text:style-name="T52">для чтения и записи блоков.</text:span></text:p>
            </text:list-item>
          </text:list>
        </text:list-item>
        <text:list-item>
          <text:p text:style-name="P55">CellAndBlockContents папка содержит классы которыйе определяют содержание ячеек.</text:p>
          <text:list>
            <text:list-item>
              <text:p text:style-name="P55">BlockContents содержит <text:s/>CellInfos организованные в <text:s/>HierarchicalLocationTree смотри ниже, <text:span text:style-name="T53">а также информацию о следующем времени когда обновление будет сделанно.</text:span></text:p>
            </text:list-item>
            <text:list-item>
              <text:p text:style-name="P56">CellInfo <text:span text:style-name="T54">определяет структуру ячейки.</text:span></text:p>
              <text:list>
                <text:list-item>
                  <text:p text:style-name="P57">Как описано далее ниже, <text:span text:style-name="T55">каждая CellInfo использует <text:s/>HierarchicalLocationTree использует информацию о зависимостях и список целей ячеек (ячейки на которые изменения могут быть распространены)</text:span></text:p>
                </text:list-item>
                <text:list-item>
                  <text:p text:style-name="P58">Каждая <text:s/>CellInfo так же хранит список <text:s/>StreamingMessages, препятствовать тому, чтобы сингл передал сообщение потоком быть обработанным дважды, как также описано ниже.</text:p>
                </text:list-item>
              </text:list>
            </text:list-item>
            <text:list-item>
              <text:p text:style-name="P58">CellValueBase базовый тип для определения значения с ассоциированной ячейкой, это должнго помочь <text:span text:style-name="T56">ротоколу буферизирующего сериализацию, особенно сериализацию дженерик типов где дженерик может быть сериализован.</text:span></text:p>
            </text:list-item>
            <text:list-item>
              <text:p text:style-name="P59">CellValueForBuiltInType <text:span text:style-name="T57">наследуется от <text:s/>CellValueBase и это дженерик тип состоящий из единственного дженерик элемента. Так мы будем использовать CellValueForBuiltInType&lt;double&gt; для преставления <text:s/>CellValue значение которого просто доубл число.</text:span></text:p>
            </text:list-item>
          </text:list>
        </text:list-item>
        <text:list-item>
          <text:p text:style-name="P59"><text:span text:style-name="T57">Папка </text:span>CellLocators <text:span text:style-name="T57">содержит классы для оргинзации и индексирования ячеек (смотрите также </text:span>CellLocators <text:span text:style-name="T57">ниже для большей информации)</text:span></text:p>
          <text:list>
            <text:list-item>
              <text:p text:style-name="P60">HierarchicalLocationList <text:span text:style-name="T58">иерархический список, который может хранить объекты в различных частях иерархии. Так HierarchicalLocationList&lt;CellInfo&gt; может быть использован для хранения <text:s/>объектов “United States”, “Texas”, и/или “Dallas”, HierarchicalLocationList&lt;bool&gt; может быть испльзован для собирания некоторого колличества иерархических локаций. Потому что структура данных рекурсивна, объект <text:s/>HierarchicalLocationList может представлять внутренний список локаций а не корневой список локаций, но он имеет доступ к родительскому и/или дочернему HierarchicalLocationList.</text:span></text:p>
            </text:list-item>
            <text:list-item>
              <text:p text:style-name="P61">LocationTree <text:span text:style-name="T59">класс</text:span> <text:span text:style-name="T59">бинарное дерево, для внешней и внутреннх бинарных деревьев, </text:span><text:soft-page-break/><text:span text:style-name="T59">используется для организации всех блоков.</text:span></text:p>
            </text:list-item>
            <text:list-item>
              <text:p text:style-name="P62">LocationTreeFile <text:span text:style-name="T60">добавляет некоторую дополнительную информацию о </text:span>LocationTree <text:span text:style-name="T60">что бы сериализировать</text:span></text:p>
            </text:list-item>
            <text:list-item>
              <text:p text:style-name="P63">ItemLocationRange <text:span text:style-name="T60">определяет диаппазон локиций в блоке. Обратите внимание на то, что первое и/или последнее расположение может относиться к середине иерархии. Но даже если бы первое расположение соответствует Далласу, Техас, информация о Техасе и США все еще хранится, синхронизируемыми изменениями с обоими файлами.</text:span></text:p>
            </text:list-item>
          </text:list>
        </text:list-item>
        <text:list-item>
          <text:p text:style-name="P64"><text:span text:style-name="T61">Папка </text:span>CellMessages <text:span text:style-name="T62">классы (описанные ниже в секции «Cell Messages») и может быть использован для обновления источника ячеек, распространение изменений внутренних ячеек в другие ячейки, и экспорт значений ячеек.</text:span></text:p>
        </text:list-item>
        <text:list-item>
          <text:p text:style-name="P65"><text:span text:style-name="T63">Папка </text:span>Logging <text:span text:style-name="T63">содержит интерейсы и классы для базового логгирования ошибок функциональности.</text:span></text:p>
        </text:list-item>
        <text:list-item>
          <text:p text:style-name="P66">Папка <text:s/>MessageDelivery содержит</text:p>
          <text:list>
            <text:list-item>
              <text:p text:style-name="P67">низко уровневый интерфейс <text:s/>ImessageQueue, реализованный <text:s/>InMemoryMessageQueue и <text:s/>AzureMessage Queue, <text:span text:style-name="T64">оба из которых автоматически возращают сообщения и очереди, если достаточно времени прошло без сообщения подтверждающего успешность обработки </text:span></text:p>
            </text:list-item>
            <text:list-item>
              <text:p text:style-name="P68">MessageQueueForInnerTree <text:span text:style-name="T64">использует <text:s/>ImessageQueue для обработки очереди AggregateMessages (которая содержит <text:s/>CellMessages)</text:span></text:p>
              <text:list>
                <text:list-item>
                  <text:p text:style-name="P69">Он использует <text:s/>AggregateMessageTracker класс, который хранит <text:span text:style-name="T66">какие</text:span> AggregateMessage <text:span text:style-name="T66">содержат каждые CellMessage и можно создать новый </text:span>AggregateMessage, <text:span text:style-name="T66">который есть подмножество старого <text:s/></text:span>AggregateMessage <text:span text:style-name="T66">когда некоторые части <text:s/></text:span>AggregateMessage <text:span text:style-name="T66">успешно выполнены но другие неудачно и надо переиспользовать</text:span></text:p>
                </text:list-item>
                <text:list-item>
                  <text:p text:style-name="P70">Так же используется <text:s/>AggregateMessageStatus, который хранит статус выполнения индивидуального <text:s/><text:span text:style-name="T65">AggregateMessage</text:span></text:p>
                </text:list-item>
              </text:list>
            </text:list-item>
            <text:list-item>
              <text:p text:style-name="P71">MessageQueueForBlock. <text:s/>InnerTreeManager <text:span text:style-name="T67">(ниже) берет <text:s/>CellMessages из MessageQueueForInnerTree и присваивает их отдельному MessageQueueForBlock для каждого блока, представленного внутренним деревом. Когда настает время, добавления сообщения в очередь <text:s/>вызывается метод ApplyMessagesToBlock(), который пытается считать <text:s/>блок , вызывая метод </text:span><text:span text:style-name="T16">ProcessMessages() </text:span><text:span text:style-name="T68">класса </text:span><text:span text:style-name="T16">BlockContents </text:span><text:span text:style-name="T68">и затем записывая измененный блок.</text:span></text:p>
            </text:list-item>
          </text:list>
        </text:list-item>
        <text:list-item>
          <text:p text:style-name="P72">Папка <text:s/>CellCalculation содержит:</text:p>
          <text:list>
            <text:list-item>
              <text:p text:style-name="P73">инетрфейс <text:s/>IcellCalculator <text:span text:style-name="T17">(</text:span><text:span text:style-name="T69">чтобы обработать определнные типы ячеек</text:span><text:span text:style-name="T17">), </text:span><text:span text:style-name="T69">который включает метод CalculateCell(HierarchicalLocationList&lt;CellInfo&gt;).</text:span></text:p>
            </text:list-item>
            <text:list-item>
              <text:p text:style-name="P74">Заметте, параметр <text:s/><text:span text:style-name="T69">HierarchicalLocationList, </text:span>метода <text:s/><text:span text:style-name="T69">CalculateCell </text:span>получает и <text:s/><text:span text:style-name="T69">CellInfo </text:span>и опредленное место в иерархическом списке расположение. Метод <text:span text:style-name="T69">CalculateCell </text:span>вызывается полсе того, как сообщения, включая пользовательские <text:s/>сообщения, будут обработаны.</text:p>
            </text:list-item>
            <text:list-item>
              <text:p text:style-name="P75">Различные встроенные реализации того интерфейса.</text:p>
            </text:list-item>
            <text:list-item>
              <text:p text:style-name="P75">Класс <text:s/>CellTypeRegistration для регистрации реализации определнного выше библиотеке каллсов, так что бы новые типы манипуляции ячеек (эквивалентные формулам элетронной таблицы) могли быть сделанны.</text:p>
            </text:list-item>
          </text:list>
        </text:list-item>
        <text:list-item>
          <text:p text:style-name="P76">Папка <text:s/>TreeManagement включает</text:p>
          <text:list>
            <text:list-item>
              <text:p text:style-name="P76">OuterTreeManager (чтобы обработать чтение и запись внешнего дерева расположения),</text:p>
            </text:list-item>
            <text:list-item>
              <text:p text:style-name="P76">InnerTreeManager (то, которое вызывает MessageQueueForInnerTree, чтобы загрузить сообщения, распределяет их MessageQueueForBlocks, и затем обрабатывает очереди, у которых есть самые высокие сообщения с приоритетом),</text:p>
            </text:list-item>
          </text:list>
          <text:h text:style-name="P48" text:outline-level="1"><text:soft-page-break/>Cell Messages</text:h>
        </text:list-item>
      </text:list>
      <text:p text:style-name="P15"><text:span text:style-name="T70">Обновления всех типов сделанны через экземпляры класса </text:span><text:span text:style-name="T71">CellMessage. CellMessage </text:span><text:span text:style-name="T70">используется, чтобы установить в ячейку значение на основе внешнего источника, обновить клетку на основе изменения, внесенного одно из его исходных зависимостей и экспортировать значение во внешний источник. Наследование от </text:span><text:span text:style-name="T71">CellMessage </text:span><text:span text:style-name="T70">следуте дальше. (объяснение сразу далее ниже)</text:span></text:p>
      <text:list xml:id="list2165516389761220506" text:style-name="L2">
        <text:list-item>
          <text:p text:style-name="P77"><text:span text:style-name="T70">MessageToSetValueOfCell </text:span><text:span text:style-name="T72">(к</text:span><text:span text:style-name="T74">оторый используется, чтобы обновить выходное значение клетки в определенном расположении, не изменяя зависимости, это применяется только к исходным клеткам, т. е. Тем, значения которых не зависят ни от какой другой клетке <text:s/>и таким образом не имеют никаких исходных зависимостей</text:span><text:span text:style-name="T72">)</text:span></text:p>
          <text:list>
            <text:list-item>
              <text:p text:style-name="P78"><text:span text:style-name="T72">MessageToSetValueAndOptionsOfCell </text:span><text:span text:style-name="T75">(который происходит от </text:span><text:span text:style-name="T70">MessageToSetValueOfCell </text:span><text:span text:style-name="T75">и также позволяет определять опции ячейки, такие как должны ли дочерние элементы автоматически быть повторно вычесленны, когда значение родителя изменяется и должно ли это быть сохранено с одноуровневыми элементами)</text:span></text:p>
            </text:list-item>
            <text:list-item>
              <text:p text:style-name="P79"><text:span text:style-name="T75">MessageToSetValueAndTargetsOfSourceCell </text:span><text:span text:style-name="T76">(который происходит из MessageToSetValueAndOptionsOfCell и также позволяет добавлять целевые зависимости)</text:span></text:p>
            </text:list-item>
            <text:list-item>
              <text:p text:style-name="P80"><text:span text:style-name="T70">и <text:s/>MessageToSetValueAndDependenciesOfCell (который наследуется от </text:span><text:span text:style-name="T75">MessageToSetValueAndTargetsOfSourceCell <text:s/></text:span><text:span text:style-name="T70">и может использоваться также, чтобы изменить тип вычисления и изменить входные и выходные зависимости, он может также быть использован для не исходных ячеек, т. е. Ячеек значения которых основываются на значениях других ячеек)</text:span></text:p>
            </text:list-item>
          </text:list>
        </text:list-item>
        <text:list-item>
          <text:p text:style-name="P81"><text:span text:style-name="T70">MessageToPropagateChangeInCellValue </text:span><text:span text:style-name="T73">(</text:span><text:span text:style-name="T77">который используется внутренне, чтобы отправить сообщение в целевую ячейку зависимотси чтопроизошло изменение в исходной зависимой клетке</text:span><text:span text:style-name="T73">)</text:span></text:p>
        </text:list-item>
        <text:list-item>
          <text:p text:style-name="P82">MessageToRequestCellValue <text:span text:style-name="T80">(</text:span><text:span text:style-name="T82">который испльзуется ячейкой А чтобы отправить сообщение в ячейку В запрашивая что ячейка В отправляет MessageToPropagateChangeInCellValue <text:s/>в А, это переопределяет <text:s/>MustRecalculateAfterMessageReceipt так что вычисление сообщение не происходило автоматически</text:span><text:span text:style-name="T80">)</text:span></text:p>
        </text:list-item>
        <text:list-item>
          <text:p text:style-name="P83">Клиенские сообщения</text:p>
          <text:list>
            <text:list-item>
              <text:p text:style-name="P83">Они могут произойти из <text:span text:style-name="T7">CellMessage </text:span>и могу тиспользоваться ячейкой определенного типа, чтобы отправить информацию в другую ячейку некоторыми средствами кроме отправки его всего выходного значения ячейки CalculationSources HierarchicalLocationTree. Больше информации предоставленно ниже в обработке сообщения и пользовательских сообщениях</text:p>
            </text:list-item>
            <text:list-item>
              <text:p text:style-name="P84">MessageToExportCellValue (который испльзуется, чтобы отправить сообщение, что внешний источник данных должен быть обновлен на основе изменения в ячейке)</text:p>
              <text:p text:style-name="P102"/>
              <text:p text:style-name="P102">Сообщения от одного внутреннего двоичного дерева до дурго будут агрегированны в AggregateMessage, состит изсвойства List&lt;CellMessage&gt; и свойства totalMessageSize.</text:p>
            </text:list-item>
          </text:list>
        </text:list-item>
      </text:list>
      <text:p text:style-name="P17"/>
      <text:p text:style-name="P18">Родительско-дочерняя ячеечная коммуникация. Если родительская ячейка изменена, то никакое сообщение не требуется, чтобы изменить значение дочерних <text:span text:style-name="T106">ячеек</text:span>. <text:span text:style-name="T107">Родиительская ячейка просто <text:s/>изменяет свойство MustCalculate для дочерних ячеек, и они будут повторно вычислины, принимая во внимание значение родительской ячейки. Однако если изменена дочерняя ячейка, родитель или другой предок должны быть изменены, затем MessageToPropagateChangeInCellValue <text:s/>должен быть использщован. То есть родительская ячейка или другой предок должен быть перечислен как одина из целей ячейки. Если родительская </text:span><text:soft-page-break/><text:span text:style-name="T107">ячейка будет расположенная в том же блоке что и дочерняя, то будет обработанна немедленно, но если расположена в предыдущем блоке, то это будет добавлено в надлежащую очередь. Так или иначе, мы будем уверенны что если дочерние ячейки в последующем блоке, которые зависят от родительской ячейки, родительская ячейка будет обновлена с тех блоках (и может установить MustCalculate в </text:span><text:span text:style-name="T18">true </text:span><text:span text:style-name="T108">для их локальных дочерних элементов).</text:span></text:p>
      <text:p text:style-name="P19">Экспорт данных. Изменения в какой нибудь базе данных (реляционная база данных или в хранилище данных <text:span text:style-name="T7">NoSQL</text:span>) могут означать, что новые данные должны быть добавленны к блочной вычислительной базе данных. Эта обработка просто добавление MessageToSetValueOfCell, MessageToSetValueAndTargetsOfSourceCell или сообщения MessageToSetValueAndDependenciesOfCell <text:s/>в надлежащую очередь. Это не будет сделано самой блочно-вычислительной библотекой, но может быть запущена <text:s/>через веб или <text:span text:style-name="T7">worker role. </text:span></text:p>
      <text:p text:style-name="P20">Между тем, изменение в данных или вычислении новых данных в вычислительном блочном модуле может приветси к необходжимости скопировать информацию назада в одну или более других баз данных (такких как какаянть <text:span text:style-name="T7">SQL </text:span>база данных или <text:span text:style-name="T7">NoSQL). </text:span>Блочный модуль вычисления просто добавить сообщение MessageToExportCellValue к одной или более экспортным очередям. <text:span text:style-name="T109">Некоторый тип </text:span><text:span text:style-name="T19">worker role </text:span><text:span text:style-name="T109">(не определенной вычислительной блочной библиотекой) может читать из этих очередей и обработать экспортные запросы соответственно, мы не будем реализовывать это. Обратите внимание на то что кроме этой экспортной возможности (которая требует только добавление сообщения в очереди), мы в настоящее время не планируем поодерживать возможность обощенных запросов.</text:span></text:p>
      <text:p text:style-name="P20"/>
      <text:p text:style-name="P21">Инициализация ячейки. Когда мы инициализируем или реинициализируем, мы должны определить в объекте MessageToSetValueAndTargetsOfSourceCell или MessageToSetValueAndDependenciesOfCell.</text:p>
      <text:p text:style-name="P21"/>
      <text:list xml:id="list7998833957853762089" text:style-name="L3">
        <text:list-item>
          <text:p text:style-name="P104">Выходное значение ячейки (объект, который мог быть нулем, например если значение должно быть вычислено на основе некоторых других клеток),</text:p>
        </text:list-item>
        <text:list-item>
          <text:p text:style-name="P85">расположение ячейки (LocationIdentifier[])</text:p>
        </text:list-item>
        <text:list-item>
          <text:p text:style-name="P85">тип вычисления для выполнения (строка, которая должна быть <text:span text:style-name="T7">“NA”, </text:span>если значение ячейки не вычислено, но вместо этого установлено внешне, и должна быть довольно короткой чтобы сэкономить место),</text:p>
        </text:list-item>
        <text:list-item>
          <text:p text:style-name="P86">любой источник или целевые зависимости, которые мы хотим добавить или удалить</text:p>
          <text:list>
            <text:list-item>
              <text:p text:style-name="P87">исходные зависимости чтобы добавить определены используя HierarchicalLocationList&lt;CellValueBase&gt;</text:p>
            </text:list-item>
            <text:list-item>
              <text:p text:style-name="P87">Целевые зависимости, для добавления и источника и целевые зависимости для удаления использует HierarchicalLocationList&lt;bool&gt;, где <text:span text:style-name="T7">bool </text:span>указывает, что у нас есть зависимость на соответствующем уровне</text:p>
            </text:list-item>
            <text:list-item>
              <text:p text:style-name="P88">bool replaceAllExistingSourceDependencies (если <text:span text:style-name="T7">true </text:span>тогда все исходные зависимости удалены, прежде чем определенные добавленные зависимости определены)</text:p>
            </text:list-item>
            <text:list-item>
              <text:p text:style-name="P89">bool replaceAllExistingTargetDependencies; и List&lt;string&gt; exportQueues. Если <text:span text:style-name="T7">B </text:span>зависит от <text:span text:style-name="T7">A, </text:span>то мы говорим, что <text:span text:style-name="T7">A </text:span>источник зависимости, <text:span text:style-name="T7">B – </text:span>цель зависимости, таким образом, изменение в <text:span text:style-name="T7">A </text:span>может привести к каскадному изменению в <text:span text:style-name="T7">B. </text:span>Когда созда<text:span text:style-name="T110">ется</text:span> ячейк<text:span text:style-name="T110">а</text:span>, <text:span text:style-name="T110">определяются источник и целевая зависимость дополнительно. Когда мы создаем ячейку с целевой зависимостью, тогда цель будет автоматически обновлена с исходной зависимостью. Т.е. ячейка которая создается будет отправленна.</text:span></text:p>
            </text:list-item>
          </text:list>
        </text:list-item>
      </text:list>
      <text:p text:style-name="P36"/>
      <text:p text:style-name="P25">Если объект MessageToSetValueAndTargetsOfSourceCell <text:span text:style-name="T111">ссылается на расположение (локацию), где ячейка уже хранит информацию об источнике, то новое значение ячейки заменит значение ячейки в том расположении. </text:span><text:span text:style-name="T112">Если replaceAllExistingSourceDependencies или </text:span><text:soft-page-break/><text:span text:style-name="T112">replaceAllExistingTargetDependencies будут </text:span><text:span text:style-name="T21">true, </text:span><text:span text:style-name="T112">то соответствующие зависимости будут заменены, иначе, существующие входные и выходные зависимости будут сохранены за исключением определенных назначенных, чтобы быть удаленными. </text:span><text:span text:style-name="T113">Новые входные и выходные зависимости будут добавлены. Когда входные и выходные зависимости ячейки изменяются, класс который выполняет вычисление в ячейке, может распространить сообщения к тем зависимостям, заставляющим их вносить изменения, возможно включая изменение соответствующей цели или исходных зависимостей.</text:span></text:p>
      <text:p text:style-name="P28"><text:span text:style-name="T113">Р</text:span><text:span text:style-name="T111">аспространение сообщение с MessageToPropagateChangeInCellValue. Если </text:span><text:span text:style-name="T20">B </text:span><text:span text:style-name="T111">зависит от </text:span><text:span text:style-name="T20">A, </text:span><text:span text:style-name="T111">то, когда значение изменения, мы должны отправить сообщение MessageToPropagateChangeInCellValue <text:s/>в </text:span><text:span text:style-name="T20">B </text:span><text:span text:style-name="T111">так, чтобы </text:span><text:span text:style-name="T20">B </text:span><text:span text:style-name="T111">мог включить изменение. Сообщение будет включать расположение </text:span><text:span text:style-name="T20">A, </text:span><text:span text:style-name="T111">расположение </text:span><text:span text:style-name="T20">B </text:span><text:span text:style-name="T111">и новое значение </text:span><text:span text:style-name="T20">A, </text:span><text:span text:style-name="T111">вместе с наследованным приоритетным значением. (Обратите внимание на то что </text:span><text:span text:style-name="T20">A – </text:span><text:span text:style-name="T111">объект и таким образом, он может содержать многократные свойства, списки, векторы и т. д. и так может </text:span><text:span text:style-name="T20">B.</text:span><text:span text:style-name="T111">) </text:span><text:span text:style-name="T114">С</text:span><text:span text:style-name="T111">ообщение будет отправлено, будучи добавленным к очереди для внутреннего двоичного дерева, содержащего </text:span><text:span text:style-name="T20">B.</text:span></text:p>
      <text:p text:style-name="P29">Большая обработка сообщение. Заметьте внимание на то, что размер AggregateMessage может быть ограничен на <text:span text:style-name="T22">Azure, </text:span><text:span text:style-name="T115">так, чтобы реализация очереди проверила, должно ли это создать новый <text:s/></text:span>AggregateMessage <text:span text:style-name="T115">при добавлении CellMessage. (Azure queue messages</text:span><text:span text:style-name="T22"> </text:span><text:span text:style-name="T115">на service bus ограничены 256</text:span><text:span text:style-name="T23">k, </text:span><text:span text:style-name="T116">но мы должны предположить 250</text:span><text:span text:style-name="T24">k </text:span><text:span text:style-name="T117">это предел для информации заголовка.) Интерфейс очереди должен также поддерживать единственный CellMessage &gt; 250K для создания блоба для сообщения (ссылаясь на него с типом OversizedCellMessage) этот блоб был бы тогда считан и включен в список сообщений ячейки при чтении сообщения очереди, и блоб будет стерт, прежде чем сообщение очереди стерто. </text:span></text:p>
      <text:p text:style-name="P29"/>
      <text:p text:style-name="P49">Cell Locators</text:p>
      <text:p text:style-name="P22">В этом разделе описываются две структуры данных HierarchicalLocalList и LocationTree более подробно.</text:p>
      <text:p text:style-name="P22"/>
      <text:p text:style-name="P23">Список локаций: В файле мы организуем различные данные (включая списки источников зависимости и целей зависимости) расположением в иерархическом списке (коллекции). Так, чтобы мы не нуждались в повторении, мы создадим структуру данных <text:s/>HierarchicalLocationList&lt;T&gt;, структурированную следующим образом:</text:p>
      <text:p text:style-name="P23"/>
      <text:list xml:id="list3479653654913655089" text:style-name="L4">
        <text:list-item>
          <text:p text:style-name="P105">Dictionary&lt; LocationIdentifier, HierarchicalLocationList&lt;T&gt; &gt; Children; // <text:span text:style-name="T118">это список иерархий ниже он один</text:span></text:p>
        </text:list-item>
        <text:list-item>
          <text:p text:style-name="P106">HierarchicalLocationList&lt;T&gt; Parent; // <text:span text:style-name="T118">родитель этого списка</text:span></text:p>
        </text:list-item>
        <text:list-item>
          <text:p text:style-name="P107">T ItemAtThisLocation; // <text:span text:style-name="T119">значение этого списка, может ссылаться на <text:s/>ссылочный тип</text:span><text:span text:style-name="T25"> </text:span><text:span text:style-name="T120">или тип значения, и может установлен <text:s/>default(T) (</text:span><text:span text:style-name="T26">null </text:span><text:span text:style-name="T121">для ссылочных типов) если нет элемента в нем</text:span></text:p>
        </text:list-item>
      </text:list>
      <text:p text:style-name="P37"/>
      <text:p text:style-name="P26">Например, <text:span text:style-name="T122">предположим один объект сохранен в «А А» и другой «А В» (где А и В LocationIdentifiers). Затем это выглядит примерно так:</text:span></text:p>
      <text:p text:style-name="P30"/>
      <text:list xml:id="list2967326395314134470" text:style-name="L5">
        <text:list-item>
          <text:p text:style-name="P108">SubHierarchicalLocationLists</text:p>
          <text:list>
            <text:list-item>
              <text:p text:style-name="P109">А</text:p>
              <text:list>
                <text:list-item>
                  <text:p text:style-name="P109">А</text:p>
                  <text:list>
                    <text:list-item>
                      <text:p text:style-name="P109">ItemAtThisLocation: Object in A A</text:p>
                    </text:list-item>
                  </text:list>
                </text:list-item>
                <text:list-item>
                  <text:p text:style-name="P109"><text:soft-page-break/>В</text:p>
                  <text:list>
                    <text:list-item>
                      <text:p text:style-name="P109">ItemAtThisLocation: Object in A B</text:p>
                    </text:list-item>
                  </text:list>
                </text:list-item>
              </text:list>
            </text:list-item>
            <text:list-item>
              <text:p text:style-name="P110">ItemAtThisLocation: Default(T) [e.g., null or false if T is bool], <text:span text:style-name="T123">потому что на те обекта в А</text:span></text:p>
            </text:list-item>
          </text:list>
        </text:list-item>
        <text:list-item>
          <text:p text:style-name="P110">ItemAtThisLocation: Default(T) <text:span text:style-name="T123">(потому что никогда не будет объекта во главе списка)</text:span></text:p>
        </text:list-item>
      </text:list>
      <text:p text:style-name="P38"/>
      <text:p text:style-name="P27">Обратите внимание если не будет ни каких элементов в списке, то мы будет использовать <text:span text:style-name="T7">null.</text:span></text:p>
      <text:p text:style-name="P31"/>
      <text:p text:style-name="P32">Обычно, HierarchicalLocationList&lt;CellInfo&gt; может быть разделен в любом месте списка, и разделение должно попытаться сделать два элемеента равного размера. Однако, класс CellInfo содержит <text:s/>KeepWithSiblings <text:span text:style-name="T7">bool </text:span>свойство. Это должно быть сделано так же для всех дочерних элементов. Где <text:span text:style-name="T7">true, </text:span>это все дочерние элементы должны остаться в рамках блока. Например, если объекты в А А и А В были выше <text:s/>CellInfo <text:span text:style-name="T7">c KeepWithSiblings == true, </text:span>то список не должен быть разделен между ними. Также если были дальнейшие SubHierarchicalLocationLists ниже А А или А В в иерархии (А В 1), мы не можем разделить между ними так же. Это может быть полезно когда вычисление на одноуровнем элементе зависит частично от <text:s/>других одноуровневых элементов. Например, при вычислении процентили каждого их различных элементов, самый простой <text:s/>подход может сохранить все элементы в том же блоке. Этот подход должен использоваться осторожно, однако, где может быть очень большое колличество одноуровневых элементов.</text:p>
      <text:p text:style-name="P32"/>
      <text:p text:style-name="P33">Класс двоичного дерева, наш класс бинарного дерева это <text:s/>LocationTree. <text:span text:style-name="T124">Обратите внимание на то, что внешний </text:span><text:s/>LocationTree <text:span text:style-name="T125">используется, чтобы определить местоположение внутреннего </text:span><text:s/>LocationTree, <text:span text:style-name="T125">и внутренний </text:span><text:s/>LocationTree <text:span text:style-name="T125">используется, чтобы определить местоположение блоков, которых самоорганизованны расположение объектов в HierarchicalLocationList&lt;T&gt;. LocationTree должен включать свойство, представляющее диапазон элементов, которые будут включены (или </text:span><text:span text:style-name="T27">null</text:span><text:span text:style-name="T125">, если все эелементы включены для корневого узла), и рекурсивные свойства к левому дереву и правому дереву. Диапазоны должны быть сохранены первым значением включенным в диапазон и вторым значением, исключенными (из диапазона). Например, если дерево А в М и левые узел А в </text:span><text:span text:style-name="T28">G, </text:span><text:span text:style-name="T126">тогда второе значение диапазона для левого дерева (</text:span><text:span text:style-name="T29">G</text:span><text:span text:style-name="T126">) представляет значение, которое было бы включено в правое дерево, и значение второго диапазона для дерева в целом (М) представляет значение, которое не было включено в ветвь этого дерева. Если узел будет вершиной, то левые и правые деревья будут нулем. Для <text:s/>вершин свойство </text:span><text:span text:style-name="T30">Guid </text:span><text:span text:style-name="T127">будет указывать на место хранения (блочный идентификатор, т. е. Имя файла или блоба) элементов на уровне двоичного дерева. Кроме того, каждый узел будет включать счетчик числа узлов ниже его в дереве.</text:span></text:p>
      <text:p text:style-name="P34">Вложенные двоичные деревья и организация очередей: Как отмечено выше, внешнее двоичное дерево будет использоваться, чтобы сохранить расположения внутренних двоичных деревьев. То есть вершниа внешнего двоичного дерева укажет на блок, содержащий<text:span text:style-name="T128">ся во внутреннем двоичном дереве. Внутренне двоичное дерево может тогда быть пересечено, чтобы найти расположение соответствующей вершины, и что вершина будет содержать указатель на файл, содержащие фактические данные. Соответствуя каждой верщине внешнего двоичного дерева, и таким образом к каждому внутреннему двоичному дереву в целом, у нас будет очередь элементов, которые будут обработаны (например, элементы, которые будут добавлены к хранению или изменены в хранении или на основе внешних инструкций или на основе каскадных изменений). Мы считываем эту очередь в памяти (и так как нам может быть удобно), групповые изменения затрагивающие группу файлов, приоритизируют их, и загрузят один файл за одни</text:span><text:span text:style-name="T31">y </text:span><text:span text:style-name="T129">раз. Это мнимизирует число отдельных чтений и необходимых записей.</text:span></text:p>
      <text:p text:style-name="P35"><text:span text:style-name="T130">Адреса очередей и перенаправление. Имя каждой очереди будет хешем расположения перевого </text:span><text:soft-page-break/><text:span text:style-name="T130">элемента во внутреннем бинарном дереве. <text:s/>Хеш может быть выполнен с GetHashOfSingleLocation в ItemLocationRange. В результате этого, если узел на внешнем двоичном дереве разделен (создание двух внутренних двоичных деревьев, где был ранее один), сообщение, отправленное процессом, таким как веб сервером, который не знает о разделении, будем продолжать передачу очереди для внутреннего двоичного дерева. То внутреннее двоичное дерево можно перенаправить сообщение к следующему внутреннему двоичному дереву после обнаружения сообщение не предназначается не для этого внутреннего дерева. Это объяснено более подробно в “Inner tree management” ниже.</text:span></text:p>
      <text:p text:style-name="P35"/>
      <text:p text:style-name="P50">Block structure</text:p>
      <text:p text:style-name="P24">Структура каждого блока: Файл структурирован в структуру данных <text:span text:style-name="T7">BlockContents. </text:span><text:span text:style-name="T131">Это вместе с каждым из объектов в нем, может быть сериализованна используя протокол </text:span><text:span text:style-name="T32">Protocol Buffers </text:span><text:span text:style-name="T132">(используем реализацию </text:span><text:a xlink:type="simple" xlink:href="https://github.com/mgravell/protobuf-net/" text:style-name="Internet_20_link" text:visited-style-name="Visited_20_Internet_20_Link"><text:span text:style-name="Internet_20_Link"><text:span text:style-name="T132">https://github.com/mgravell/protobuf-net/</text:span></text:span></text:a><text:span text:style-name="T132">; смотрим статью </text:span><text:a xlink:type="simple" xlink:href="http://wallaceturner.com/serialization-with-protobuf-net" text:style-name="Internet_20_link" text:visited-style-name="Visited_20_Internet_20_Link"><text:span text:style-name="Internet_20_Link"><text:span text:style-name="T132">http://wallaceturner.com/serialization-with-protobuf-net</text:span></text:span></text:a><text:span text:style-name="T132"> для базовых понятий какие атрибуты предоставляются классам, и примеры существующего кода и </text:span><text:a xlink:type="simple" xlink:href="http://www.codeproject.com/Articles/642677/Protobuf-net-the-unofficial-manual" text:style-name="Internet_20_link" text:visited-style-name="Visited_20_Internet_20_Link"><text:span text:style-name="Internet_20_Link"><text:span text:style-name="T132">http://www.codeproject.com/Articles/642677/Protobuf-net-the-unofficial-manual</text:span></text:span></text:a><text:span text:style-name="Internet_20_Link"><text:span text:style-name="T132"> </text:span></text:span><text:span text:style-name="Internet_20_Link"><text:span text:style-name="T83">для более детального руководства</text:span></text:span><text:span text:style-name="T132">). Заметте объект может иметь ссылающиеся объекты, которые будут сериализ</text:span><text:bookmark-start text:name="__DdeLink__937_1261210124"/><text:span text:style-name="T132">ов</text:span><text:bookmark-end text:name="__DdeLink__937_1261210124"/><text:span text:style-name="T132">анны если соответственный (уместный) атрибут установлен, но не требуется.</text:span></text:p>
      <text:p text:style-name="P24"/>
      <text:list xml:id="list6406366419796084635" text:style-name="L6">
        <text:list-item>
          <text:p text:style-name="P111"><text:span text:style-name="T78">Shared source information. This is a store of information that is a source for more than one cell within the file. HierarchicalLocationList &lt;object&gt;. Note that a cell always has access to its parent and ancestor source items (through the Parent in the HierarchicalLocationList), so we do not need to use shared sources in that case. The locations are the </text:span><text:span text:style-name="T79">source </text:span><text:span text:style-name="T78">locations for each object.<text:line-break/></text:span><text:span text:style-name="T81">Заметте: </text:span><text:span text:style-name="T84">Мы </text:span><text:span text:style-name="T81"><text:s/></text:span><text:span text:style-name="T84">будем реализовывать это сейчас, но может быть реализуем позже.</text:span></text:p>
        </text:list-item>
        <text:list-item>
          <text:p text:style-name="P112"><text:span text:style-name="T85">Ячейки</text:span><text:span text:style-name="T84"> HierarchicalLocationList &lt;</text:span><text:bookmark-start text:name="__DdeLink__941_1261210124"/><text:span text:style-name="T84">CellInfo</text:span><text:bookmark-end text:name="__DdeLink__941_1261210124"/><text:span text:style-name="T84">&gt;. </text:span><text:span text:style-name="T86">Класс</text:span><text:span text:style-name="T84"> CellInfo </text:span><text:span text:style-name="T86">будет включать</text:span></text:p>
          <text:list>
            <text:list-item>
              <text:p text:style-name="P113"><text:span text:style-name="T86">HierarchicalLocationList &lt;CellValueBase&gt; CalculationSources </text:span><text:span text:style-name="T87">(</text:span><text:span text:style-name="T88">для источника ячейки спецефично для ячейки только</text:span><text:span text:style-name="T87">)</text:span></text:p>
            </text:list-item>
            <text:list-item>
              <text:p text:style-name="P114">HierarchicalLocationList&lt;bool&gt; SharedSources (references to the shared source information). Note that the HierarchicalLocationList&lt;bool&gt; is used because there may be intermediate locations that do not have cells. In the illustration above, for example, there is no object at A (it is just the beginning of locations of other cells), so we would have false. So, if a shared source is A B, then we would have a single bool in the HierarchicalLocationList, thus indirectly referencing the shared source</text:p>
            </text:list-item>
            <text:list-item>
              <text:p text:style-name="P90"><text:span text:style-name="T81">List&lt;StreamingMessage&gt; StreamingMessagesAlreadyProcessed </text:span><text:span text:style-name="T89">внутрение сообщения которые временно сохранены с ячейкой, </text:span><text:span text:style-name="T90">вместо того, чтобы просто иметь содержание того сообщения, добавленного к содержанию клетки (см. ниже).</text:span></text:p>
            </text:list-item>
            <text:list-item>
              <text:p text:style-name="P91"><text:span text:style-name="T90">HierarchicalLocationList&lt;bool&gt; Targets </text:span><text:span text:style-name="T91">(для целевых зависимостей ячейки)</text:span></text:p>
            </text:list-item>
            <text:list-item>
              <text:p text:style-name="P92"><text:span text:style-name="T91">HierarchicalLocationList&lt;bool&gt; TargetsToDelete </text:span><text:span text:style-name="T92">(</text:span><text:span text:style-name="T93">он указывает элементы, которые должны быть удалены из </text:span><text:span text:style-name="T33">Targets </text:span><text:span text:style-name="T93">сообщений и получим сообщения, </text:span><text:span text:style-name="T94">указывающие, что эта ячейка должна быть удалена как источник зависимости, например, в соответствующем вычислении </text:span><text:span text:style-name="T34">PageRank, </text:span><text:span text:style-name="T94">если бы веб страница была изменена, чтобы ссылку которую раньше содержало, это не сереализуется но используется внутренне</text:span><text:span text:style-name="T92">)</text:span></text:p>
            </text:list-item>
            <text:list-item>
              <text:p text:style-name="P93"><text:span text:style-name="T92">List&lt;string&gt; exportQueues </text:span><text:span text:style-name="T95">(</text:span><text:span text:style-name="T96">список каких нибудь очередей которые изменяют данные и должны быть экспортированны</text:span><text:span text:style-name="T95">)</text:span></text:p>
            </text:list-item>
            <text:list-item>
              <text:p text:style-name="P94"><text:span text:style-name="T95">CellValueBase internalStorage </text:span><text:span text:style-name="T96">(хранит любую информацию, что эта ячейка </text:span><text:span text:style-name="T97">нуждается в </text:span><text:soft-page-break/><text:span text:style-name="T97">вычислениях, например мы можем сохранить некоторые агрегатные числа нуждающиеся в вычислении, стандартного отклонения, или мы можем сохранить значения </text:span><text:span text:style-name="T98">рапространенное на ячейку в прошлый раз, так мы распространили только, когда значение изменяется на какминимум некоторый порог</text:span><text:span text:style-name="T96">)</text:span></text:p>
            </text:list-item>
            <text:list-item>
              <text:p text:style-name="P95"><text:span text:style-name="T96">bool allSourceDependenciesResolved </text:span><text:span text:style-name="T99">(</text:span><text:span text:style-name="T35">true </text:span><text:span text:style-name="T99">если все источники для вычисления представленны и </text:span><text:span text:style-name="T35">false</text:span><text:span text:style-name="T99"> иначе)</text:span></text:p>
            </text:list-item>
            <text:list-item>
              <text:p text:style-name="P96"><text:span text:style-name="T99">bool mustCalculate </text:span><text:span text:style-name="T36">(</text:span><text:span text:style-name="T100">может быть установлен в </text:span><text:span text:style-name="T36">true </text:span><text:span text:style-name="T100">индикатор для родителей что это дожно быть перевычисленно базирующуюся на изменениях родителя</text:span><text:span text:style-name="T36">)</text:span></text:p>
            </text:list-item>
            <text:list-item>
              <text:p text:style-name="P97"><text:span text:style-name="T36">bool mustPropagateToTargets </text:span><text:span text:style-name="T101">(</text:span><text:span text:style-name="T37">true </text:span><text:span text:style-name="T101">если значение будет иметь изменения для exportQueues, должно стоять </text:span><text:span text:style-name="T37">false </text:span><text:span text:style-name="T101">если такой очереди не существует)</text:span></text:p>
            </text:list-item>
            <text:list-item>
              <text:p text:style-name="P98"><text:span text:style-name="T101">bool mustDelete <text:s/></text:span><text:span text:style-name="T102">(индикатор что эта ячейка должна быть удалена)</text:span></text:p>
            </text:list-item>
            <text:list-item>
              <text:p text:style-name="P99"><text:span text:style-name="T102">bool mustDeleteAlongWithChildren </text:span><text:span text:style-name="T103">(индикатор </text:span><text:span text:style-name="T104">что эта ячейка и дочерние додлжны быть удалены</text:span><text:span text:style-name="T103">)</text:span></text:p>
            </text:list-item>
            <text:list-item>
              <text:p text:style-name="P100"><text:span text:style-name="T103">DateTime? nextAutomaticUpdate </text:span><text:span text:style-name="T105">(если не </text:span><text:span text:style-name="T38">null, </text:span><text:span text:style-name="T105">в следующем времени в котором должно автоматически перевычесленное событие если нет входящих иземенений)</text:span></text:p>
            </text:list-item>
            <text:list-item>
              <text:p text:style-name="P100"><text:span text:style-name="T105">и CellValueBase object CellOutput, с вывод (т. е. Значение) ячейки. Заметте что это значение может быть любым подклассом <text:s/>CellValueBase, включающее CellValueForBuiltInType или класс с его свойтвами (и дополнительными методами)</text:span></text:p>
            </text:list-item>
          </text:list>
        </text:list-item>
        <text:list-item>
          <text:p text:style-name="P100"><text:span text:style-name="T105">DateTime? NextAutomaticUpdate. Скорейшее следующее обновление (смотри ниже для пояснения) позже текущего времени или </text:span><text:span text:style-name="T38">null </text:span><text:span text:style-name="T105">если нету.</text:span></text:p>
        </text:list-item>
      </text:list>
      <text:p text:style-name="P101"/>
      <text:p text:style-name="P101"/>
      <text:p text:style-name="P103"><text:s/>Inner tree management</text:p>
      <text:p text:style-name="P40">InnerTreeManager. <text:span text:style-name="T133">Класс InnerTreeManager будет постоянно обрабатывать сообщения для внутреннего бинарного дерева прочитанных из очереди. Он читает <text:s/>maxMessages (скажем, 2000) одновременно из очереди. И должно перечитываться через каждые readFrequency = 1 секунд (даже если файлы обрабатываются), но не больше, чем число сообщений должно было возвратиться до maxMessages (и это должно пропустить чтение, если число, которое будет обработано, равно maxmessages). <text:s/>InnerTreeManager связывает сообщения, которые будут обработаны с локальной очередью в памяти для соответствующей вершины внутреннего двоичного дерева (т.е., каждый отдельный файл). Если InnerTreeManager получает какие-либо сообщения, которые должны были быть обеспечены для различных внутренних двоичных деревьев, то он создает новые сообщения для очереди, соответствующей тому внутреннему двоичному дереву, и он отмечает сообщения, что он обработал, как успешно обработал.</text:span></text:p>
      <text:p text:style-name="P40"/>
      <text:p text:style-name="P41">Детерминация какие файлы обрабатываются. InnerTreeManager постоянно обработывает файлы с обрабатываемыми (пендинг) сообщениями очереди. Вся I/O обработка должна быть асинхронной используя функциональность <text:span text:style-name="T7">C#. </text:span>Когда добавляется сообщение в локальную очередь в памяти, <text:span text:style-name="T134">это добавляет приоритет сообщения к сумме приоритетов для файла.</text:span></text:p>
      <text:p text:style-name="P42"/>
      <text:p text:style-name="P43">Одновременная обработка файлов. <text:span text:style-name="T135">На данный момент, <text:s/>InnerTreeManager обрабатывает <text:s/>maxSimultaneousFiles (скажем, 5), и это зафиксированно. Мы изменим так что <text:s/>InnerTreeManager обрабатывает много файлов как возможный непротиворечивый с доступностью памяти, и так, чтобы maxSimultaneousFiles был переменным. Первоначально, только один блок должен быть обработан сразу (maxSimultaneousFiles == 1), и мы должны рассмотреть увеличение maxSimultaneousFiles только после полной обработки блока. Мы должны также включать переменные для maximumMemoryUsagePerBlock и averageMemoryUsagePerBlock. InnerTreeManager будет периодически обновлять их, вычитая используемую память, прежде чем </text:span><text:soft-page-break/><text:span text:style-name="T135">любые блоки были обработаны, и деление на число текущих блоков, чтобы определить текущее использование памяти за блок, затем обновление максимумов и среднего числа. При определении, может ли дополнительный блок быть обработан, мы должны смотреть на доступную память и гарантировать, что это больше, чем maximumMemoryUsagePerBlock * memoryCushionMultiplier. InnerTreeManager будет периодически обновлять их, вычитая используемую память, прежде чем любые блоки были обработаны, и деление на число текущих блоков, чтобы определить текущее использование памяти за блок, тогда обновляет максимумы и среднее число. При определении, может ли дополнительный блок быть обработан, мы должны смотреть на доступную память и гарантировать, что это больше, чем maximumMemoryUsagePerBlock * memoryCushionMultiplier. Мы можем экспериментировать с различным memoryCushionMultipliers, чтобы увидеть, сколько будет достаточно. Мы можем выполнить это с классом MemoryFailPoint.Net. Мы должны также корректно обработать ошибки OutOfMemory, отказываясь от обработки определенных блоков. Мы должны гарантировать, что память с блочной обработкой освобождена, но очереди в памяти незатронуты.</text:span></text:p>
      <text:p text:style-name="P44">Автоматические обновления. Обычно, ячейка обновл<text:span text:style-name="T136">яется</text:span> только в результате в изменении значения его исходных зависимостей. <text:span text:style-name="T136">Однако значения некоторой ячейки могут зависеть от времени. Например, ячейка могла бы использоваться, чтобы агрегировать число хороших продаж за прошлый час. Это может быть обновлено, когда есть новая продажа, но также и должна быть обновлена, на старую продажу течение прошлого часа ни чего не было. В результате каждой ячейке можно будет сопоставить AutomaticUpdateTime с ним, и у соответствующего блока будет раньше этого времени как его автоматическое время обновления как NextAutomaticUpdate. InnerTreeManager отслеживает NextAutomaticUpdate для каждого файла; когда InnerTreeManager сначала загружается, он должен принять NextAutomaticUpdate DateTime.</text:span><text:span text:style-name="T39">Now</text:span><text:span text:style-name="T136"> для каждого файла, так как каждый файл может потребовать автоматического обновления. Ненулевой NextAutomaticUpdate, который является перед DateTime.</text:span><text:span text:style-name="T40">Now</text:span><text:span text:style-name="T136"> первоначально счета для приоритета 1.0. Однако каждый раз, когда InnerTreeManager начинает обрабатывать файл, он должен умножить приоритет, относящийся к NextAutomaticUpdates для всех других файлов nextAutomaticUpdateMultiplier = 1.1, так, как время прошло, выполнение синхронизированного обновления станет более высоким приоритетом.</text:span></text:p>
      <text:p text:style-name="P45">Возвращение в очередь продолжительных сообщений. Сообщение может быть обработанно для распложения охватывающее блоки, потому что есть иерархически более низкие расположения, чем целевое расположение. <text:span text:style-name="T137">Например, данные о таблице 1 моглибы включены в различные блоки, потому что есть ячейки для строки 1 по строку 100 000 000 для таблицы 1, и может быть слишком много строк чтобы поместиться в единственный блок. Мы должны поддерживать данные таблицы 1 в каждом из блоков, так, чтобы каждая строка могла получить доступ к информации о таблице в создании ее вычислений. (Напомним, что информация из вышестоящих элементов должны быть доступны во время расчетов.) Мы выполняем это с InnerTreeManager методом ConsiderPropagatingMessageToAdditionalBlocks. Это выглядит , чтобы увидеть , есть ли другие блоки в той же внутренней дерева , которые включают места, которые являются потомками целевого местоположения. Если так, очередь сообщений для каждого из тех блоков сохранена в несериализированном свойстве AdditionalTargetBlocks CellMessage. Когда AggregateMessageTree говорит, что сообщение завершено, он отправит CellMessage, предназначающийся для того же расположения к следующему целевому блоку. Между тем, если следующее внутреннее дерево включает блоки которые долдны получить сообщение, тода новый AggregateMessage добавляется к очереди следующего внутреннего дерева. </text:span></text:p>
      <text:p text:style-name="P45"/>
      <text:p text:style-name="P46">Почему ConsiderPropagatingMessageToAdditionalBlocks обновляет свойство AdditionalTargetBlocks вместо того, чтобы просто делать организацию очередей непосредственно? Беспокоит то, что мы должны знать, когда мы полностью обработаем <text:soft-page-break/>внешние сообщение очереди. <text:span text:style-name="T138">Так, если у нас есть единственная очередь Azure для внутреннего дерева, и мы получаем сообщение, которое должно быть обработано на блоках 1, 2, и 3 из того внутреннего дерева, тогда мы хотим сказать механизму очереди Azure, что сообщение завершено только после того, как мы сделали все три блока. Конечно, мы используем только наши очереди в памяти, чтобы выделить сообщение блокам 1, 2, и 3. Если мы добавляем к нашим очередям в памяти для блока 2 и блокируем 3 сразу же, то 1, 2, и 3 могут бы завершиться в любом порядке, и нам был бы нужен механизм, чтобы определить, завершили ли все три блока обработку перед тем, чтобы говорить Azure, что мы завершили сообщение. Обратите внимание на то, что, если мы понимаем, что должны отправить сообщение в другое внутреннее дерево в целом, тогда мы добавляем новое сообщение к очереди Azure для следующего внутреннего дерева. Мы не можем с нашей текущей системой адресации использовать очередь Azure, чтобы ставить в очередь новое сообщение для блока 2, потому что адрес первоначально берет нас, чтобы блокировать 1.</text:span></text:p>
      <text:p text:style-name="P46"/>
      <text:p text:style-name="P47">Альтернатива могла бы быть должна сделать что-то как следующие изменения: Охранитьв CellMessage число внутренних древовидных блоков, на которых должно быть обработано сообщение. В AggregateMessageStatus и AggregateMessageTracker, измените MarkCellMessageAsComplete, таким образом, это просто постепенно уменьшает число остающихся внутренних древовидных блоков, чтобы обработать, когда сообщение ячейки отмечено как завершенное. <text:span text:style-name="T139">Затем метод ConsiderPropagatingMessageToAdditionalBlocks может, вместо того, чтобы создать набор AdditionalTargetBlocks, изменяет CellMessage, чтобы указать число блоков, которые должны быть обработаны и затем ставить в очередь их непосредственно. Это добавляет некоторую сложность, и Вы должны были бы добавить тесты, чтобы удостовериться, что мы делаем совокупное сообщение, отслеживающее правильно. Но Вы можете решить этот подход, если Вы думаете, что это было бы лучше. Конечно, преимущество состоит в том, что сообщение могло бы закончить тем, что было полностью обработано более быстро.</text:span></text:p>
      <text:p text:style-name="P47"/>
      <text:h text:style-name="P51" text:outline-level="1">Block process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Mangal" style:font-family-complex="Mangal" style:font-family-generic-complex="system" style:font-pitch-complex="variable" style:font-size-complex="1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language="en" fo:country="US"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09:36:54.192000000</meta:creation-date>
    <dc:date>2015-04-19T14:08:22.766000000</dc:date>
    <meta:editing-duration>P9DT25M36S</meta:editing-duration>
    <meta:editing-cycles>219</meta:editing-cycles>
    <meta:generator>LibreOffice/4.3.5.2$Windows_x86 LibreOffice_project/3a87456aaa6a95c63eea1c1b3201acedf0751bd5</meta:generator>
    <meta:document-statistic meta:table-count="0" meta:image-count="0" meta:object-count="0" meta:page-count="12" meta:paragraph-count="125" meta:word-count="5105" meta:character-count="39755" meta:non-whitespace-character-count="34765"/>
  </office:meta>
</office:document-meta>
</file>